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dec4" officeooo:paragraph-rsid="0008dec4"/>
    </style:style>
    <style:style style:name="P2" style:family="paragraph" style:parent-style-name="Standard">
      <style:paragraph-properties fo:text-align="start" style:justify-single-word="false"/>
      <style:text-properties fo:font-weight="bold" officeooo:rsid="0008dec4" officeooo:paragraph-rsid="0008dec4" style:font-weight-asian="bold" style:font-weight-complex="bold"/>
    </style:style>
    <style:style style:name="P3" style:family="paragraph" style:parent-style-name="Standard">
      <style:paragraph-properties fo:text-align="start" style:justify-single-word="false"/>
      <style:text-properties fo:font-weight="normal" officeooo:rsid="0008dec4" officeooo:paragraph-rsid="0008dec4" style:font-weight-asian="normal" style:font-weight-complex="normal"/>
    </style:style>
    <style:style style:name="P4" style:family="paragraph" style:parent-style-name="Standard">
      <style:paragraph-properties fo:text-align="start" style:justify-single-word="false"/>
      <style:text-properties fo:font-weight="normal" officeooo:rsid="0008dec4" officeooo:paragraph-rsid="0008dec4" style:font-weight-asian="normal" style:font-weight-complex="normal"/>
    </style:style>
    <style:style style:name="P5" style:family="paragraph" style:parent-style-name="Standard">
      <style:paragraph-properties fo:text-align="start" style:justify-single-word="false"/>
      <style:text-properties fo:font-weight="normal" officeooo:rsid="000af9ac" officeooo:paragraph-rsid="000af9ac" style:font-weight-asian="normal" style:font-weight-complex="normal"/>
    </style:style>
    <style:style style:name="P6" style:family="paragraph" style:parent-style-name="Standard">
      <style:paragraph-properties fo:text-align="start" style:justify-single-word="false"/>
      <style:text-properties fo:font-weight="bold" officeooo:rsid="000af9ac" officeooo:paragraph-rsid="000af9a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4 Notes</text:p>
      <text:p text:style-name="P1">Devlin Hicks</text:p>
      <text:p text:style-name="P1"/>
      <text:p text:style-name="P2">CH. 4:</text:p>
      <text:p text:style-name="P3">To increment a value means to increase it by one, and to decrement a value means to decrease it by one. Both of the following statements increment the variable number:</text:p>
      <text:p text:style-name="P3"/>
      <text:p text:style-name="P3">number = number + 1;</text:p>
      <text:p text:style-name="P3">number += 1;</text:p>
      <text:p text:style-name="P3">And number is decremented in both of the following statements:</text:p>
      <text:p text:style-name="P3"/>
      <text:p text:style-name="P3">number = number − 1;</text:p>
      <text:p text:style-name="P3">number −= 1;</text:p>
      <text:p text:style-name="P3">Java provides a set of simple unary operators designed just for incrementing and decrementing variables. The increment operator is ++ and the decrement operator is −−. The following statement uses the ++ operator to increment number:</text:p>
      <text:p text:style-name="P3"/>
      <text:p text:style-name="P3">number++;</text:p>
      <text:p text:style-name="P3">And the following statement decrements number:</text:p>
      <text:p text:style-name="P3"/>
      <text:p text:style-name="P3">number−−;</text:p>
      <text:p text:style-name="P3"/>
      <text:p text:style-name="P3">Code Listing 4-1 (IncrementDecrement.java)</text:p>
      <text:p text:style-name="P3"><text:s/>1 <text:s/>/**</text:p>
      <text:p text:style-name="P3"><text:s/>2 <text:s text:c="4"/>This program demonstrates the ++ and −− operators.</text:p>
      <text:p text:style-name="P3"><text:s/>3 <text:s/>*/</text:p>
      <text:p text:style-name="P3"><text:s/>4 </text:p>
      <text:p text:style-name="P3"><text:s/>5 <text:s/>public class IncrementDecrement</text:p>
      <text:p text:style-name="P3"><text:s/>6 <text:s/>{</text:p>
      <text:p text:style-name="P3"><text:s/>7 <text:s text:c="4"/>public static void main(String[] args) </text:p>
      <text:p text:style-name="P3"><text:s/>8 <text:s text:c="4"/>{</text:p>
      <text:p text:style-name="P3"><text:s/>9 <text:s text:c="8"/>int number = 4; // number starts out with 4</text:p>
      <text:p text:style-name="P3">10</text:p>
      <text:p text:style-name="P3">11 <text:s text:c="8"/>// Display the value in number.</text:p>
      <text:p text:style-name="P3">12 <text:s text:c="8"/>System.out.println("number is " + number);</text:p>
      <text:p text:style-name="P3">13 <text:s text:c="8"/>System.out.println("I will increment number.");</text:p>
      <text:p text:style-name="P3">14</text:p>
      <text:p text:style-name="P3">15 <text:s text:c="8"/>// Increment number.</text:p>
      <text:p text:style-name="P3">16 <text:s text:c="8"/>number++;</text:p>
      <text:p text:style-name="P3">17 </text:p>
      <text:p text:style-name="P3">18 <text:s text:c="8"/>// Display the value in number again.</text:p>
      <text:p text:style-name="P3">19 <text:s text:c="8"/>System.out.println("Now, number is " + number);</text:p>
      <text:p text:style-name="P3">20 <text:s text:c="8"/>System.out.println("I will decrement number.");</text:p>
      <text:p text:style-name="P3">21 </text:p>
      <text:p text:style-name="P3">22 <text:s text:c="8"/>// Decrement number.</text:p>
      <text:p text:style-name="P3">23 <text:s text:c="8"/>number--;</text:p>
      <text:p text:style-name="P3">24 </text:p>
      <text:p text:style-name="P3">25 <text:s text:c="8"/>// Display the value in number once more.</text:p>
      <text:p text:style-name="P3">26 <text:s text:c="8"/>System.out.println("Now, number is " + number);</text:p>
      <text:p text:style-name="P3"><text:soft-page-break/>27 <text:s text:c="4"/>}</text:p>
      <text:p text:style-name="P3">28 <text:s/>}</text:p>
      <text:p text:style-name="P3">Program Output</text:p>
      <text:p text:style-name="P3">number is 4</text:p>
      <text:p text:style-name="P3">I will increment number.</text:p>
      <text:p text:style-name="P3">Now, number is 5</text:p>
      <text:p text:style-name="P3">I will decrement number.</text:p>
      <text:p text:style-name="P3">Now, number is 4</text:p>
      <text:p text:style-name="P3"/>
      <text:p text:style-name="P3">++number and number++ work the same.</text:p>
      <text:p text:style-name="P3">Same for --.</text:p>
      <text:p text:style-name="P3"/>
      <text:p text:style-name="P3"/>
      <text:p text:style-name="P3">The Difference between Postfix and Prefix Modes</text:p>
      <text:p text:style-name="P3">In Code Listings 4-1 and 4-2, the statements number++ and ++number increment the variable number, while the statements number-- and --number decrement the variable number. In these simple statements, it doesn’t matter whether the operator is used in postfix or prefix mode. The difference is important, however, when these operators are used in statements that do more than just increment or decrement. For example, look at the following code:</text:p>
      <text:p text:style-name="P3"/>
      <text:p text:style-name="P3">number = 4;</text:p>
      <text:p text:style-name="P3">System.out.println(number++);</text:p>
      <text:p text:style-name="P3">The statement that calls the println method does two things: (1) calls println to display the value of number, and (2) increments number. But which happens first? The println method will display a different value if number is incremented first than if number is incremented last. The answer depends upon the mode of the increment operator.</text:p>
      <text:p text:style-name="P3"/>
      <text:p text:style-name="P3">Postfix mode causes the increment to happen after the value of the variable is used in the expression. In the previously shown statement, the println method will display 4 and then number will be incremented to 5. Prefix mode, however, causes the increment to happen first. Here is an example:</text:p>
      <text:p text:style-name="P3"/>
      <text:p text:style-name="P3">number = 4;</text:p>
      <text:p text:style-name="P3">System.out.println(++number);</text:p>
      <text:p text:style-name="P3">In these statements, number is incremented to 5, then println will display the value in number (which is 5). For another example, look at the following code:</text:p>
      <text:p text:style-name="P3"/>
      <text:p text:style-name="P3">int x = 1, y;</text:p>
      <text:p text:style-name="P3">y = x++; <text:s text:c="12"/>// Postfix increment</text:p>
      <text:p text:style-name="P3"/>
      <text:p text:style-name="P3"/>
      <text:p text:style-name="P2">4.2:</text:p>
      <text:p text:style-name="P3">Here is the general format of the while loop:</text:p>
      <text:p text:style-name="P3"/>
      <text:p text:style-name="P3">while (BooleanExpression)</text:p>
      <text:p text:style-name="P3"><text:s/>Statement;</text:p>
      <text:p text:style-name="P3">While statements and if statements are different.</text:p>
      <text:p text:style-name="P3">While statements can repeat themselves.</text:p>
      <text:p text:style-name="P3"/>
      <text:p text:style-name="P3"/>
      <text:p text:style-name="P3"><text:soft-page-break/><text:s/>/**</text:p>
      <text:p text:style-name="P3"><text:s/>2 <text:s text:c="4"/>This program demonstrates the while loop.</text:p>
      <text:p text:style-name="P3"><text:s/>3 <text:s/>*/</text:p>
      <text:p text:style-name="P3"><text:s/>4 </text:p>
      <text:p text:style-name="P3"><text:s/>5 <text:s/>public class WhileLoop</text:p>
      <text:p text:style-name="P3"><text:s/>6 <text:s/>{</text:p>
      <text:p text:style-name="P3"><text:s/>7 <text:s text:c="4"/>public static void main(String[] args)</text:p>
      <text:p text:style-name="P3"><text:s/>8 <text:s text:c="4"/>{</text:p>
      <text:p text:style-name="P3"><text:s/>9 <text:s text:c="7"/>int number = 1;</text:p>
      <text:p text:style-name="P3">10 </text:p>
      <text:p text:style-name="P3">11 <text:s text:c="7"/>while (number &lt;= 5)</text:p>
      <text:p text:style-name="P3">12 <text:s text:c="7"/>{</text:p>
      <text:p text:style-name="P3">13 <text:s text:c="10"/>System.out.println("Hello");</text:p>
      <text:p text:style-name="P3">14 <text:s text:c="10"/>number++;</text:p>
      <text:p text:style-name="P3">15 <text:s text:c="7"/>}</text:p>
      <text:p text:style-name="P3">16 </text:p>
      <text:p text:style-name="P3">17 <text:s text:c="10"/>System.out.println("That’s all!");</text:p>
      <text:p text:style-name="P3">18 <text:s text:c="4"/>}</text:p>
      <text:p text:style-name="P3">19 <text:s/>}</text:p>
      <text:p text:style-name="P3"/>
      <text:p text:style-name="P3">while loops test the expression before iteration.</text:p>
      <text:p text:style-name="P3">You can get infinite loops when there is no way for the program to end. You can do this by wrongly placing the semicolon in the statement since it will run the while loop forever.</text:p>
      <text:p text:style-name="P3"><text:s/>You can do this in other ways too.</text:p>
      <text:p text:style-name="P3">In block statements, use brackets around the statements.</text:p>
      <text:p text:style-name="P3">4.3:</text:p>
      <text:p text:style-name="P3">int number;</text:p>
      <text:p text:style-name="P3">// Create a Scanner object for keyboard input.</text:p>
      <text:p text:style-name="P3">Scanner keyboard = new Scanner(System.in);</text:p>
      <text:p text:style-name="P3">// Get a number from the user.</text:p>
      <text:p text:style-name="P3">System.out.print("Enter a number in the range of 1 through 100: ");</text:p>
      <text:p text:style-name="P3">number = keyboard.nextInt();</text:p>
      <text:p text:style-name="P3">// Validate the input.</text:p>
      <text:p text:style-name="P3">while (number &lt; 1 || number &gt; 100)</text:p>
      <text:p text:style-name="P3">{</text:p>
      <text:p text:style-name="P3">System.out.print("Invalid input. Enter a number in the range " +</text:p>
      <text:p text:style-name="P3"><text:s text:c="20"/>"of 1 through 100: ");</text:p>
      <text:p text:style-name="P3">number = keyboard.nextInt();</text:p>
      <text:p text:style-name="P3">}</text:p>
      <text:p text:style-name="P3"/>
      <text:p text:style-name="P3"/>
      <text:p text:style-name="P3">Code Listing 4-5 (SoccerTeams.java)</text:p>
      <text:p text:style-name="P3"><text:s/>1 <text:s/>import javax.swing.JOptionPane;</text:p>
      <text:p text:style-name="P3"><text:s/>2 </text:p>
      <text:p text:style-name="P3"><text:s/>3 <text:s/>/**</text:p>
      <text:p text:style-name="P3"><text:s/>4 <text:s text:c="4"/>This program calculates the number of soccer teams</text:p>
      <text:p text:style-name="P3"><text:s/>5 <text:s text:c="4"/>that a youth league may create from the number of</text:p>
      <text:p text:style-name="P3"><text:s/>6 <text:s text:c="4"/>available players. Input validation is demonstrated</text:p>
      <text:p text:style-name="P3"><text:s/>7 <text:s text:c="4"/>with while loops.</text:p>
      <text:p text:style-name="P3"><text:soft-page-break/><text:s/>8 <text:s/>*/</text:p>
      <text:p text:style-name="P3"><text:s/>9 </text:p>
      <text:p text:style-name="P3">10 <text:s/>public class SoccerTeams</text:p>
      <text:p text:style-name="P3">11 <text:s/>{</text:p>
      <text:p text:style-name="P3">12 <text:s text:c="4"/>public static void main(String[] args)</text:p>
      <text:p text:style-name="P3">13 <text:s text:c="4"/>{</text:p>
      <text:p text:style-name="P3">14 <text:s text:c="7"/>final int MIN_PLAYERS = 9; <text:s text:c="4"/>// Minimum players per team</text:p>
      <text:p text:style-name="P3">15 <text:s text:c="7"/>final int MAX_PLAYERS = 15; <text:s text:c="3"/>// Maximum players per team</text:p>
      <text:p text:style-name="P3">16 <text:s text:c="7"/>int players; <text:s text:c="18"/>// Number of available players</text:p>
      <text:p text:style-name="P3">17 <text:s text:c="7"/>int teamSize; <text:s text:c="17"/>// Number of players per team</text:p>
      <text:p text:style-name="P3">18 <text:s text:c="7"/>int teams; <text:s text:c="20"/>// Number of teams</text:p>
      <text:p text:style-name="P3">19 <text:s text:c="7"/>int leftOver; <text:s text:c="17"/>// Number of leftover players</text:p>
      <text:p text:style-name="P3">20 <text:s text:c="7"/>String input; <text:s text:c="17"/>// To hold the user input</text:p>
      <text:p text:style-name="P3">21 </text:p>
      <text:p text:style-name="P3">22 <text:s text:c="7"/>// Get the number of players per team.</text:p>
      <text:p text:style-name="P3">23 <text:s text:c="7"/>input = JOptionPane.showInputDialog("Enter the number of " +</text:p>
      <text:p text:style-name="P3">24 <text:s text:c="46"/>"players per team.");</text:p>
      <text:p text:style-name="P3">25 <text:s text:c="7"/>teamSize = Integer.parseInt(input);</text:p>
      <text:p text:style-name="P3">26 </text:p>
      <text:p text:style-name="P3">27 <text:s text:c="7"/>// Validate the number entered.</text:p>
      <text:p text:style-name="P3">28 <text:s text:c="7"/>while (teamSize &lt; MIN_PLAYERS || teamSize &gt; MAX_PLAYERS)</text:p>
      <text:p text:style-name="P3">29 <text:s text:c="7"/>{</text:p>
      <text:p text:style-name="P3">30 <text:s text:c="10"/>input = JOptionPane.showInputDialog("The number must " +</text:p>
      <text:p text:style-name="P3">31 <text:s text:c="39"/>"be at least " + MIN_PLAYERS +</text:p>
      <text:p text:style-name="P3">32 <text:s text:c="39"/>" and no more than " +</text:p>
      <text:p text:style-name="P3">33 <text:s text:c="39"/>MAX_PLAYERS + ".\n Enter " +</text:p>
      <text:p text:style-name="P3">34 <text:s text:c="39"/>"the number of players.");</text:p>
      <text:p text:style-name="P3">35 <text:s text:c="10"/>teamSize = Integer.parseInt(input);</text:p>
      <text:p text:style-name="P3">36 <text:s text:c="7"/>}</text:p>
      <text:p text:style-name="P3">37 </text:p>
      <text:p text:style-name="P3">38 <text:s text:c="7"/>// Get the number of available players.</text:p>
      <text:p text:style-name="P3">39 <text:s text:c="7"/>input = JOptionPane.showInputDialog("Enter the available " +</text:p>
      <text:p text:style-name="P3">40 <text:s text:c="47"/>"number of players.");</text:p>
      <text:p text:style-name="P3">41 <text:s text:c="7"/>players = Integer.parseInt(input);</text:p>
      <text:p text:style-name="P3">42 </text:p>
      <text:p text:style-name="P3">43 <text:s text:c="7"/>// Validate the number entered.</text:p>
      <text:p text:style-name="P3">44 <text:s text:c="7"/>while (players &lt; 0)</text:p>
      <text:p text:style-name="P3">45 <text:s text:c="7"/>{</text:p>
      <text:p text:style-name="P3">46 <text:s text:c="9"/>input = JOptionPane.showInputDialog("Enter 0 or " +</text:p>
      <text:p text:style-name="P3">47 <text:s text:c="49"/>"greater.");</text:p>
      <text:p text:style-name="P3">48 <text:s text:c="9"/>players = Integer.parseInt(input);</text:p>
      <text:p text:style-name="P3">49 <text:s text:c="6"/>}</text:p>
      <text:p text:style-name="P3">50 </text:p>
      <text:p text:style-name="P3">51 <text:s text:c="7"/>// Calculate the number of teams.</text:p>
      <text:p text:style-name="P3">52 <text:s text:c="7"/>teams = players / teamSize;</text:p>
      <text:p text:style-name="P3">53 </text:p>
      <text:p text:style-name="P3">54 <text:s text:c="7"/>// Calculate the number of leftover players.</text:p>
      <text:p text:style-name="P3">55 <text:s text:c="7"/>leftOver = players % teamSize;</text:p>
      <text:p text:style-name="P3">56 </text:p>
      <text:p text:style-name="P3"><text:soft-page-break/>57 <text:s text:c="7"/>// Display the results.</text:p>
      <text:p text:style-name="P3">58 <text:s text:c="7"/>JOptionPane.showMessageDialog(null, "There will be " +</text:p>
      <text:p text:style-name="P3">59 <text:s text:c="41"/>teams + " teams with " +</text:p>
      <text:p text:style-name="P3">60 <text:s text:c="41"/>leftOver +</text:p>
      <text:p text:style-name="P3">61 <text:s text:c="41"/>" players left over.");</text:p>
      <text:p text:style-name="P3">62 <text:s text:c="6"/>System.exit(0);</text:p>
      <text:p text:style-name="P3">63 <text:s text:c="4"/>}</text:p>
      <text:p text:style-name="P3">64 <text:s/>}</text:p>
      <text:p text:style-name="P3"/>
      <text:p text:style-name="P2">4.4:</text:p>
      <text:p text:style-name="P3">the do-while loop is a posttest expression because it tests its expression after the iteration.</text:p>
      <text:p text:style-name="P3">The do-while loop looks something like an inverted while loop. Here is the do-while loop’s format when the body of the loop contains only a single statement:</text:p>
      <text:p text:style-name="P3"/>
      <text:p text:style-name="P3">do</text:p>
      <text:p text:style-name="P3"><text:s text:c="4"/>Statement;</text:p>
      <text:p text:style-name="P3">while (BooleanExpression);</text:p>
      <text:p text:style-name="P3"/>
      <text:p text:style-name="P3"><text:s/>1 <text:s/>import java.util.Scanner; </text:p>
      <text:p text:style-name="P3"><text:s/>2 </text:p>
      <text:p text:style-name="P3"><text:s/>3 <text:s/>/**</text:p>
      <text:p text:style-name="P3"><text:s/>4 <text:s text:c="4"/>This program demonstrates a user controlled loop.</text:p>
      <text:p text:style-name="P3"><text:s/>5 <text:s/>*/</text:p>
      <text:p text:style-name="P3"><text:s/>6 </text:p>
      <text:p text:style-name="P3"><text:s/>7 <text:s/>public class TestAverage1</text:p>
      <text:p text:style-name="P3"><text:s/>8 <text:s/>{</text:p>
      <text:p text:style-name="P3"><text:s/>9 <text:s text:c="4"/>public static void main(String[] args)</text:p>
      <text:p text:style-name="P3">10 <text:s text:c="4"/>{</text:p>
      <text:p text:style-name="P3">11 <text:s text:c="7"/>int score1, score2, score3; <text:s text:c="5"/>// Three test scores</text:p>
      <text:p text:style-name="P3">12 <text:s text:c="7"/>double average; <text:s text:c="17"/>// Average test score</text:p>
      <text:p text:style-name="P3">13 <text:s text:c="7"/>char repeat; <text:s text:c="20"/>// To hold 'y' or 'n'</text:p>
      <text:p text:style-name="P3">14 <text:s text:c="7"/>String input; <text:s text:c="19"/>// To hold input</text:p>
      <text:p text:style-name="P3">15 </text:p>
      <text:p text:style-name="P3">16 <text:s text:c="7"/>System.out.println("This program calculates the " +</text:p>
      <text:p text:style-name="P3">17 <text:s text:c="26"/>"average of three test scores.");</text:p>
      <text:p text:style-name="P3">18 </text:p>
      <text:p text:style-name="P3">19 <text:s text:c="7"/>// Create a Scanner object for keyboard input.</text:p>
      <text:p text:style-name="P3">20 <text:s text:c="7"/>Scanner keyboard = new Scanner(System.in);</text:p>
      <text:p text:style-name="P3">21 </text:p>
      <text:p text:style-name="P3">22 <text:s text:c="7"/>// Get as many sets of test scores as the user wants.</text:p>
      <text:p text:style-name="P3">23 <text:s text:c="7"/>do</text:p>
      <text:p text:style-name="P3">24 <text:s text:c="7"/>{</text:p>
      <text:p text:style-name="P3">25 <text:s text:c="10"/>// Get the first test score in this set.</text:p>
      <text:p text:style-name="P3">26 <text:s text:c="10"/>System.out.print("Enter score #1: ");</text:p>
      <text:p text:style-name="P3">27 <text:s text:c="10"/>score1 = keyboard.nextInt();</text:p>
      <text:p text:style-name="P3">28 </text:p>
      <text:p text:style-name="P3">29 <text:s text:c="10"/>// Get the second test score in this set.</text:p>
      <text:p text:style-name="P3">30 <text:s text:c="10"/>System.out.print("Enter score #2: ");</text:p>
      <text:p text:style-name="P3">31 <text:s text:c="10"/>score2 = keyboard.nextInt();</text:p>
      <text:p text:style-name="P3"><text:soft-page-break/>32 </text:p>
      <text:p text:style-name="P3">33 <text:s text:c="9"/>// Get the third test score in this set.</text:p>
      <text:p text:style-name="P3">34 <text:s text:c="9"/>System.out.print("Enter score #3: ");</text:p>
      <text:p text:style-name="P3">35 <text:s text:c="9"/>score3 = keyboard.nextInt();</text:p>
      <text:p text:style-name="P3">36 </text:p>
      <text:p text:style-name="P3">37 <text:s text:c="9"/>// Consume the remaining newline.</text:p>
      <text:p text:style-name="P3">38 <text:s text:c="9"/>keyboard.nextLine();</text:p>
      <text:p text:style-name="P3">39 </text:p>
      <text:p text:style-name="P3">40 <text:s text:c="9"/>// Calculate and print the average test score.</text:p>
      <text:p text:style-name="P3">41 <text:s text:c="9"/>average = (score1 + score2 + score3) / 3.0;</text:p>
      <text:p text:style-name="P3">42 <text:s text:c="9"/>System.out.println("The average is " + average);</text:p>
      <text:p text:style-name="P3">43 <text:s text:c="9"/>System.out.println(); // Prints a blank line</text:p>
      <text:p text:style-name="P3">44 </text:p>
      <text:p text:style-name="P3">45 <text:s text:c="9"/>// Does the user want to average another set?</text:p>
      <text:p text:style-name="P3">46 <text:s text:c="9"/>System.out.println("Would you like to average " +</text:p>
      <text:p text:style-name="P3">47 <text:s text:c="28"/>"another set of test scores?");</text:p>
      <text:p text:style-name="P3">48 <text:s text:c="9"/>System.out.print("Enter Y for yes or N for no: ");</text:p>
      <text:p text:style-name="P3">49 <text:s text:c="9"/>input = keyboard.nextLine(); <text:s text:c="3"/>// Read a line.</text:p>
      <text:p text:style-name="P3">50 <text:s text:c="9"/>repeat = input.charAt(0); <text:s text:c="6"/>// Get the first char.</text:p>
      <text:p text:style-name="P3">51 </text:p>
      <text:p text:style-name="P3">52 <text:s text:c="5"/>} while (repeat == 'Y' || repeat == 'y');</text:p>
      <text:p text:style-name="P3">53 <text:s text:c="3"/>}</text:p>
      <text:p text:style-name="P3">54 <text:s/>}</text:p>
      <text:p text:style-name="P3">Program Output with Example Input Shown in Bold</text:p>
      <text:p text:style-name="P3">This program calculates the average of three test scores.</text:p>
      <text:p text:style-name="P3">Enter score #1: 89 [Enter]</text:p>
      <text:p text:style-name="P3">Enter score #2: 90 [Enter]</text:p>
      <text:p text:style-name="P3">Enter score #3: 97 [Enter]</text:p>
      <text:p text:style-name="P3">The average is 92.0</text:p>
      <text:p text:style-name="P3"/>
      <text:p text:style-name="P3">Would you like to average another set of test scores?</text:p>
      <text:p text:style-name="P3">Enter Y for yes or N for no: y [Enter]</text:p>
      <text:p text:style-name="P3">Enter score #1: 78 [Enter]</text:p>
      <text:p text:style-name="P3">Enter score #2: 65 [Enter]</text:p>
      <text:p text:style-name="P3">Enter score #3: 88 [Enter]</text:p>
      <text:p text:style-name="P3">The average is 77.0</text:p>
      <text:p text:style-name="P3"/>
      <text:p text:style-name="P3">Would you like to average another set of test scores?</text:p>
      <text:p text:style-name="P3">Enter Y for yes or N for no: n [Enter]</text:p>
      <text:p text:style-name="P3"/>
      <text:p text:style-name="P2">4.5:</text:p>
      <text:p text:style-name="P3">for loops are good for controlled loops.</text:p>
      <text:p text:style-name="P3">In Java, the for loop is ideal for writing count-controlled loops. It is specifically designed to initialize, test, and update a loop control variable. Here is the format of the for loop when used to repeat a single statement:</text:p>
      <text:p text:style-name="P3"/>
      <text:p text:style-name="P3">for (Initialization; Test; Update)</text:p>
      <text:p text:style-name="P3"><text:s text:c="5"/>Statement;</text:p>
      <text:p text:style-name="P3">The format of the for loop when used to repeat a block is as follows:</text:p>
      <text:p text:style-name="P3"><text:soft-page-break/></text:p>
      <text:p text:style-name="P3">for (Initialization; Test; Update)</text:p>
      <text:p text:style-name="P3">{</text:p>
      <text:p text:style-name="P3"><text:s text:c="3"/>Statement; </text:p>
      <text:p text:style-name="P3"><text:s text:c="3"/>Statement; </text:p>
      <text:p text:style-name="P3"><text:s text:c="3"/>// Place as many statements here as necessary.</text:p>
      <text:p text:style-name="P3">}</text:p>
      <text:p text:style-name="P3"/>
      <text:p text:style-name="P3"/>
      <text:p text:style-name="P3">Here is an example of a simple for loop that prints “Hello” five times:</text:p>
      <text:p text:style-name="P3"/>
      <text:p text:style-name="P3">for (count = 1; count &lt;= 5; count++)</text:p>
      <text:p text:style-name="P3"><text:s text:c="3"/>System.out.println("Hello");</text:p>
      <text:p text:style-name="P3"/>
      <text:p text:style-name="P3"/>
      <text:p text:style-name="P3"/>
      <text:p text:style-name="P3"><text:s/>1 <text:s/>/**</text:p>
      <text:p text:style-name="P3"><text:s/>2 <text:s text:c="4"/>This program demonstrates the for loop.</text:p>
      <text:p text:style-name="P3"><text:s/>3 <text:s/>*/</text:p>
      <text:p text:style-name="P3"><text:s/>4</text:p>
      <text:p text:style-name="P3"><text:s/>5 <text:s/>public class Squares</text:p>
      <text:p text:style-name="P3"><text:s/>6 <text:s/>{</text:p>
      <text:p text:style-name="P3"><text:s/>7 <text:s text:c="4"/>public static void main(String[] args)</text:p>
      <text:p text:style-name="P3"><text:s/>8 <text:s text:c="4"/>{</text:p>
      <text:p text:style-name="P3"><text:s/>9 <text:s text:c="7"/>int number; // Loop control variable</text:p>
      <text:p text:style-name="P3">10 </text:p>
      <text:p text:style-name="P3">11 <text:s text:c="7"/>System.out.println("Number Number Squared");</text:p>
      <text:p text:style-name="P3">12 <text:s text:c="7"/>System.out.println("------------------------");</text:p>
      <text:p text:style-name="P3">13 </text:p>
      <text:p text:style-name="P3">14 <text:s text:c="7"/>for (number = 1; number &lt;= 10; number++)</text:p>
      <text:p text:style-name="P3">15 <text:s text:c="7"/>{</text:p>
      <text:p text:style-name="P3">16 <text:s text:c="10"/>System.out.println(number + "\t\t" +</text:p>
      <text:p text:style-name="P3">17 <text:s text:c="29"/>number * number);</text:p>
      <text:p text:style-name="P3">18 <text:s text:c="7"/>}</text:p>
      <text:p text:style-name="P3">19 <text:s text:c="4"/>}</text:p>
      <text:p text:style-name="P3">20 <text:s/>}</text:p>
      <text:p text:style-name="P3"/>
      <text:p text:style-name="P3"/>
      <text:p text:style-name="P3">Avoid Modifying the Control Variable in the Body of the for Loop</text:p>
      <text:p text:style-name="P3">Be careful not to place a statement that modifies the control variable in the body of the for loop. All modifications of the control variable should take place in the update expression, which is automatically executed at the end of each iteration. If a statement in the body of the loop also modifies the control variable, the loop probably will not terminate when you expect it to. The following loop, for example, increments x twice for each iteration:</text:p>
      <text:p text:style-name="P3"/>
      <text:p text:style-name="P3">for (x = 1; x &lt;= 10; x++)</text:p>
      <text:p text:style-name="P3">{</text:p>
      <text:p text:style-name="P3"><text:s text:c="3"/>System.out.println(x);</text:p>
      <text:p text:style-name="P3"><text:s text:c="3"/>x++; // Wrong!</text:p>
      <text:p text:style-name="P3"><text:soft-page-break/>}</text:p>
      <text:p text:style-name="P3"/>
      <text:p text:style-name="P3">Other Forms of the Update Expression</text:p>
      <text:p text:style-name="P3">You are not limited to using increment statements in the update expression. Here is a loop that displays all the even numbers from 2 through 100 by adding 2 to its counter:</text:p>
      <text:p text:style-name="P3"/>
      <text:p text:style-name="P3">for (number = 2; number &lt;= 100; number += 2)</text:p>
      <text:p text:style-name="P3"><text:s text:c="3"/>System.out.println(number);</text:p>
      <text:p text:style-name="P3">And here is a loop that counts backward from 10 to 0:</text:p>
      <text:p text:style-name="P3"/>
      <text:p text:style-name="P3">for (number = 10; number &gt;= 0; number--)</text:p>
      <text:p text:style-name="P3"><text:s text:c="3"/>System.out.println(number);</text:p>
      <text:p text:style-name="P3"/>
      <text:p text:style-name="P5">you can add int before number = 10 I you want to declare it in the same line of code.</text:p>
      <text:p text:style-name="P5">The scope of variable is limited to the loop and as such can not be accessed outside of it.</text:p>
      <text:p text:style-name="P5"/>
      <text:p text:style-name="P5"><text:s text:c="2"/>import java.util.Scanner;</text:p>
      <text:p text:style-name="P5"><text:s/>2 </text:p>
      <text:p text:style-name="P5"><text:s/>3 <text:s/>/**</text:p>
      <text:p text:style-name="P5"><text:s/>4 <text:s text:c="4"/>This program demonstrates a user controlled for loop.</text:p>
      <text:p text:style-name="P5"><text:s/>5 <text:s/>*/</text:p>
      <text:p text:style-name="P5"><text:s/>6 </text:p>
      <text:p text:style-name="P5"><text:s/>7 <text:s/>public class UserSquares</text:p>
      <text:p text:style-name="P5"><text:s/>8 <text:s/>{</text:p>
      <text:p text:style-name="P5"><text:s/>9 <text:s text:c="4"/>public static void main(String[] args)</text:p>
      <text:p text:style-name="P5">10 <text:s text:c="4"/>{</text:p>
      <text:p text:style-name="P5">11 <text:s text:c="7"/>int number; <text:s text:c="5"/>// Loop control variable</text:p>
      <text:p text:style-name="P5">12 <text:s text:c="7"/>int maxValue; <text:s text:c="3"/>// Maximum value to display</text:p>
      <text:p text:style-name="P5">13</text:p>
      <text:p text:style-name="P5">14 <text:s text:c="7"/>System.out.println("I will display a table of " +</text:p>
      <text:p text:style-name="P5">15 <text:s text:c="26"/>"numbers and their squares.");</text:p>
      <text:p text:style-name="P5">16 </text:p>
      <text:p text:style-name="P5">17 <text:s text:c="7"/>// Create a Scanner object for keyboard input.</text:p>
      <text:p text:style-name="P5">18 <text:s text:c="7"/>Scanner keyboard = new Scanner(System.in);</text:p>
      <text:p text:style-name="P5">19 </text:p>
      <text:p text:style-name="P5">20 <text:s text:c="7"/>// Get the maximum value to display.</text:p>
      <text:p text:style-name="P5">21 <text:s text:c="7"/>System.out.print("How high should I go? ");</text:p>
      <text:p text:style-name="P5">22 <text:s text:c="7"/>maxValue = keyboard.nextInt();</text:p>
      <text:p text:style-name="P5">23 </text:p>
      <text:p text:style-name="P5">24 <text:s text:c="7"/>// Display the table.</text:p>
      <text:p text:style-name="P5">25 <text:s text:c="7"/>System.out.println("Number Number Squared");</text:p>
      <text:p text:style-name="P5">26 <text:s text:c="7"/>System.out.println("-----------------------");</text:p>
      <text:p text:style-name="P5">27 <text:s text:c="7"/>for (number = 1; number &lt;= maxValue; number++)</text:p>
      <text:p text:style-name="P5">28 <text:s text:c="7"/>{</text:p>
      <text:p text:style-name="P5">29 <text:s text:c="10"/>System.out.println(number + "\t\t" +</text:p>
      <text:p text:style-name="P5">30 <text:s text:c="29"/>number * number);</text:p>
      <text:p text:style-name="P5">31 <text:s text:c="7"/>}</text:p>
      <text:p text:style-name="P5">32 <text:s text:c="4"/>}</text:p>
      <text:p text:style-name="P5">33 <text:s/>}</text:p>
      <text:p text:style-name="P5"><text:soft-page-break/></text:p>
      <text:p text:style-name="P5">t is possible to execute more than one statement in the initialization expression and the update expression. When using multiple statements in either of these expressions, simply separate the statements with commas. For example, look at the loop in the following code, which has two statements in the initialization expression:</text:p>
      <text:p text:style-name="P5"/>
      <text:p text:style-name="P5">int x, y;</text:p>
      <text:p text:style-name="P5">for (x = 1, y = 1; x &lt;= 5; x++)</text:p>
      <text:p text:style-name="P5">{</text:p>
      <text:p text:style-name="P5"><text:s text:c="3"/>System.out.println(x + " plus " + y +</text:p>
      <text:p text:style-name="P5"><text:s text:c="22"/>" equals " + (x + y));</text:p>
      <text:p text:style-name="P5">}</text:p>
      <text:p text:style-name="P5"/>
      <text:p text:style-name="P5">We can further modify the loop to execute two statements in the update expression. Here is an example:</text:p>
      <text:p text:style-name="P5"/>
      <text:p text:style-name="P5">int x, y;</text:p>
      <text:p text:style-name="P5">for (x = 1, y = 1; x &lt;= 5; x++, y++)</text:p>
      <text:p text:style-name="P5">{</text:p>
      <text:p text:style-name="P5"><text:s text:c="3"/>System.out.println(x + " plus " + y +</text:p>
      <text:p text:style-name="P5"><text:s text:c="22"/>" equals " + (x + y));</text:p>
      <text:p text:style-name="P5">}</text:p>
      <text:p text:style-name="P5"/>
      <text:p text:style-name="P6">4.6:</text:p>
      <text:p text:style-name="P5">When the loop finishes, the accumulator will contain the total of the numbers that were read by the loop. Notice that the first step in the flowchart is to set the accumulator variable to 0. This is a critical step. Each time the loop reads a number, it adds it to the accumulator. If the accumulator starts with any value other than 0, it will not contain the correct total when the loop finishes.</text:p>
      <text:p text:style-name="P5"/>
      <text:p text:style-name="P5">Let’s look at a program that calculates a running total. Code Listing 4-10 calculates a company’s total sales over a period of time by taking daily sales figures as input and calculating a running total of them as they are gathered. Figure 4-12 shows an example of interaction with the program.</text:p>
      <text:p text:style-name="P5"/>
      <text:p text:style-name="P5">Code Listing 4-10 (TotalSales.java)</text:p>
      <text:p text:style-name="P5"><text:s/>1 <text:s/>import javax.swing.JOptionPane;</text:p>
      <text:p text:style-name="P5"><text:s/>2 </text:p>
      <text:p text:style-name="P5"><text:s/>3 <text:s/>/**</text:p>
      <text:p text:style-name="P5"><text:s/>4 <text:s text:c="4"/>This program calculates a running total.</text:p>
      <text:p text:style-name="P5"><text:s/>5 <text:s/>*/</text:p>
      <text:p text:style-name="P5"><text:s/>6 </text:p>
      <text:p text:style-name="P5"><text:s/>7 <text:s/>public class TotalSales</text:p>
      <text:p text:style-name="P5"><text:s/>8 <text:s/>{</text:p>
      <text:p text:style-name="P5"><text:s/>9 <text:s text:c="4"/>public static void main(String[] args)</text:p>
      <text:p text:style-name="P5">10 <text:s text:c="4"/>{</text:p>
      <text:p text:style-name="P5">11 <text:s text:c="6"/>int days; <text:s text:c="11"/>// The number of days</text:p>
      <text:p text:style-name="P5">12 <text:s text:c="6"/>double sales; <text:s text:c="7"/>// A day's sales figure</text:p>
      <text:p text:style-name="P5">13 <text:s text:c="6"/>double totalSales; <text:s text:c="2"/>// Accumulator</text:p>
      <text:p text:style-name="P5">14 <text:s text:c="6"/>String input; <text:s text:c="7"/>// To hold the user's input</text:p>
      <text:p text:style-name="P5">15 </text:p>
      <text:p text:style-name="P5">16 <text:s text:c="6"/>// Get the number of days.</text:p>
      <text:p text:style-name="P5"><text:soft-page-break/>17 <text:s text:c="6"/>input = JOptionPane.showInputDialog("For how many days " +</text:p>
      <text:p text:style-name="P5">18 <text:s text:c="35"/>"do you have sales figures?");</text:p>
      <text:p text:style-name="P5">19 <text:s text:c="6"/>days = Integer.parseInt(input);</text:p>
      <text:p text:style-name="P5">20 </text:p>
      <text:p text:style-name="P5">21 <text:s text:c="6"/>// Set the accumulator to 0.</text:p>
      <text:p text:style-name="P5">22 <text:s text:c="6"/>totalSales = 0.0;</text:p>
      <text:p text:style-name="P5">23 </text:p>
      <text:p text:style-name="P5">24 <text:s text:c="6"/>// Get the sales figures and calculate a running total.</text:p>
      <text:p text:style-name="P5">25 <text:s text:c="6"/>for (int count = 1; count &lt;= days; count++)</text:p>
      <text:p text:style-name="P5">26 <text:s text:c="6"/>{</text:p>
      <text:p text:style-name="P5">27 <text:s text:c="9"/>input = JOptionPane.showInputDialog("Enter the sales " +</text:p>
      <text:p text:style-name="P5">28 <text:s text:c="39"/>"for day " + count + ": ");</text:p>
      <text:p text:style-name="P5">29 <text:s text:c="9"/>sales = Double.parseDouble(input);</text:p>
      <text:p text:style-name="P5">30 <text:s text:c="9"/>totalSales += sales; <text:s/>// Add sales to totalSales.</text:p>
      <text:p text:style-name="P5">31 <text:s text:c="6"/>}</text:p>
      <text:p text:style-name="P5">32 </text:p>
      <text:p text:style-name="P5">33 <text:s text:c="6"/>// Display the total sales.</text:p>
      <text:p text:style-name="P5">34 <text:s text:c="6"/>JOptionPane.showMessageDialog(null, </text:p>
      <text:p text:style-name="P5">35 <text:s text:c="9"/>String.format("The total sales are $%,.2f", totalSales));</text:p>
      <text:p text:style-name="P5">36 </text:p>
      <text:p text:style-name="P5">37 <text:s text:c="6"/>System.exit(0);</text:p>
      <text:p text:style-name="P5">38 <text:s/>}</text:p>
      <text:p text:style-name="P5">39 }</text:p>
      <text:p text:style-name="P5"/>
      <text:p text:style-name="P6">4.7:</text:p>
      <text:p text:style-name="P5">Nested loops are necessary when a task performs a repetitive operation and that task itself must be repeated. A clock is a good example of something that works like a nested loop. The program in Code Listing 4-12 uses nested loops to simulate a clock.</text:p>
      <text:p text:style-name="P5"/>
      <text:p text:style-name="P5">Code Listing 4-12 (Clock.java)</text:p>
      <text:p text:style-name="P5"><text:s/>1 <text:s/>/**</text:p>
      <text:p text:style-name="P5"><text:s/>2 <text:s text:c="4"/>This program uses nested loops to simulate a clock.</text:p>
      <text:p text:style-name="P5"><text:s/>3 <text:s/>*/</text:p>
      <text:p text:style-name="P5"><text:s/>4 </text:p>
      <text:p text:style-name="P5"><text:s/>5 <text:s/>public class Clock</text:p>
      <text:p text:style-name="P5"><text:s/>6 <text:s/>{</text:p>
      <text:p text:style-name="P5"><text:s/>7 <text:s text:c="4"/>public static void main(String[] args)</text:p>
      <text:p text:style-name="P5"><text:s/>8 <text:s text:c="4"/>{</text:p>
      <text:p text:style-name="P5"><text:s/>9 <text:s text:c="7"/>// Simulate the clock.</text:p>
      <text:p text:style-name="P5">10 <text:s text:c="7"/>for (int hours = 1; hours &lt;= 12; hours++)</text:p>
      <text:p text:style-name="P5">11 <text:s text:c="7"/>{</text:p>
      <text:p text:style-name="P5">12 <text:s text:c="10"/>for (int minutes = 0; minutes &lt;= 59; minutes++)</text:p>
      <text:p text:style-name="P5">13 <text:s text:c="10"/>{</text:p>
      <text:p text:style-name="P5">14 <text:s text:c="13"/>for (int seconds = 0; seconds &lt;= 59; seconds++)</text:p>
      <text:p text:style-name="P5">15 <text:s text:c="9"/>{</text:p>
      <text:p text:style-name="P5">16 <text:s text:c="11"/>System.out.printf("%02d:%02d:%02d\n", hours, minutes, seconds);</text:p>
      <text:p text:style-name="P5">17 <text:s text:c="9"/>}</text:p>
      <text:p text:style-name="P5">18 <text:s text:c="7"/>}</text:p>
      <text:p text:style-name="P5">19 <text:s text:c="5"/>}</text:p>
      <text:p text:style-name="P5"><text:soft-page-break/>20 <text:s text:c="3"/>}</text:p>
      <text:p text:style-name="P5">21 <text:s/>}</text:p>
      <text:p text:style-name="P5">this is an example of a nested loop.</text:p>
      <text:p text:style-name="P6">4.8:</text:p>
      <text:p text:style-name="P5">CONCEPT: The break statement causes a loop to terminate early. The continue statement causes a loop to stop its current iteration and begin the next one.</text:p>
      <text:p text:style-name="P5"/>
      <text:p text:style-name="P5">The break statement, which was used with the switch statement in Chapter 3, can also be placed inside a loop. When it is encountered, the loop stops and the program jumps to the statement immediately following the loop. Although it is perfectly acceptable to use the break statement in a switch statement, it is considered taboo to use it in a loop. This is because it bypasses the normal condition that is required to terminate the loop, and it makes code difficult to understand and debug. For this reason, you should avoid using the break statement in a loop when possible.</text:p>
      <text:p text:style-name="P5"/>
      <text:p text:style-name="P5">The continue statement causes the current iteration of a loop to end immediately. When continue is encountered, all the statements in the body of the loop that appear after it are ignored, and the loop prepares for the next iteration. In a while loop, this means the program jumps to the boolean expression at the top of the loop. As usual, if the expression is still true, the next iteration begins. In a do-while loop, the program jumps to the boolean expression at the bottom of the loop, which determines whether the next iteration will begin. In a for loop, continue causes the update expression to be executed, and then the test expression is evaluated.</text:p>
      <text:p text:style-name="P5"/>
      <text:p text:style-name="P5">The continue statement should also be avoided. Like the break statement, it bypasses the loop’s logic and makes the code difficult to understand and debug.</text:p>
      <text:p text:style-name="P5"/>
      <text:p text:style-name="P6">4.9:</text:p>
      <text:p text:style-name="P5">4.9 Deciding Which Loop to Use</text:p>
      <text:p text:style-name="P5">CONCEPT: Although most repetitive algorithms can be written with any of the three types of loops, each works best in different situations.</text:p>
      <text:p text:style-name="P5"/>
      <text:p text:style-name="P5">Each of Java’s three loops is ideal to use in different situations. The following is a short summary of when each loop should be used:</text:p>
      <text:p text:style-name="P5"/>
      <text:p text:style-name="P5">The while loop. The while loop is a pretest loop. It is ideal in situations where you do not want the loop to iterate if the condition is false from the beginning. It is also ideal if you want to use a sentinel value to terminate the loop.</text:p>
      <text:p text:style-name="P5"/>
      <text:p text:style-name="P5">The do-while loop. The do-while loop is a posttest loop. It is ideal in situations where you always want the loop to iterate at least once.</text:p>
      <text:p text:style-name="P5"/>
      <text:p text:style-name="P5">The for loop. The for loop is a pretest loop that has built-in expressions for initializing, testing, and updating. These expressions make it very convenient to use a loop control variable as a counter. The for loop is ideal in situations where the exact number of iterations is known.</text:p>
      <text:p text:style-name="P5"/>
      <text:p text:style-name="P6">4.10:</text:p>
      <text:p text:style-name="P5">CONCEPT: The Java API provides several classes that you can use for writing data to a file and reading data from a file. To write data to a file, you can use the PrintWriter class and, optionally, the FileWriter class. To read data from a file, you can use the Scanner class and the File class.</text:p>
      <text:p text:style-name="P5"/>
      <text:p text:style-name="P5"><text:soft-page-break/>The programs you have written so far require you to reenter data each time the program runs. This is because the data stored in variables and objects in RAM disappears once the program stops running. To retain data between the times it runs, a program must have a way of saving the data.</text:p>
      <text:p text:style-name="P5"/>
      <text:p text:style-name="P5">Data may be saved in a file, which is usually stored on a computer’s disk. Once the data is saved in a file, it will remain there after the program stops running. The data can then be retrieved and used at a later time. In general, there are three steps that are taken when a file is used by a program:</text:p>
      <text:p text:style-name="P5"/>
      <text:p text:style-name="P5">The file must be opened. When the file is opened, a connection is created between the file and the program.</text:p>
      <text:p text:style-name="P5"/>
      <text:p text:style-name="P5">Data is then written to the file or read from the file.</text:p>
      <text:p text:style-name="P5"/>
      <text:p text:style-name="P5">When the program is finished using the file, the file must be closed.</text:p>
      <text:p text:style-name="P5"/>
      <text:p text:style-name="P5">In this section we will discuss how to write Java programs that write data to files and read data from files. The terms input file and output file are commonly used. An input file is a file that a program reads data from. It is called an input file because the data stored in it serves as input to the program. An output file is a file that a program writes data to. It is called an output file because the program stores output in the file.</text:p>
      <text:p text:style-name="P5"/>
      <text:p text:style-name="P5">The Java API provides a number of classes that you will use to work with files. To use these classes, you will place the following import statement near the top of your program:</text:p>
      <text:p text:style-name="P5"/>
      <text:p text:style-name="P5">import java.io.*;</text:p>
      <text:p text:style-name="P5"/>
      <text:p text:style-name="P5">PrintWriter allows you to open a file for writing.</text:p>
      <text:p text:style-name="P5">To write data to a file you will create an instance of the PrintWriter class. The PrintWriter class allows you to open a file for writing. It also allows you to write data to the file using the same print and println methods that you have been using to display data on the screen. You pass the name of the file that you wish to open, as a string, to the PrintWriter class’s constructor. For example, the following statement creates a PrintWriter object and passes the file name StudentData.txt to the constructor.</text:p>
      <text:p text:style-name="P5"/>
      <text:p text:style-name="P5">PrintWriter outputFile = new PrintWriter("StudentData.txt");</text:p>
      <text:p text:style-name="P5">This statement will create an empty file named StudentData.txt and establish a connection between it and the PrintWriter object that is referenced by outputFile. The file will be created in the current directory or folder.</text:p>
      <text:p text:style-name="P5"/>
      <text:p text:style-name="P5">You may also pass a reference to a String object as an argument to the PrintWriter constructor. For example, in the following code the user specifies the name of the file.</text:p>
      <text:p text:style-name="P5"/>
      <text:p text:style-name="P5">String filename;</text:p>
      <text:p text:style-name="P5">filename = JOptionPane.showInputDialog("Enter the filename.");</text:p>
      <text:p text:style-name="P5">PrintWriter outputFile = new PrintWriter(filename);</text:p>
      <text:p text:style-name="P5"/>
      <text:p text:style-name="P5">Once you have created an instance of the PrintWriter class and opened a file, you can write data to the file using the print and println methods. You already know how to use print and println with System.out to display data on the screen. They are used the same way with a PrintWriter object to write data to a <text:soft-page-break/>file. For example, assuming that outputFile references a PrintWriter object, the following statement writes the string "Jim" to the file:</text:p>
      <text:p text:style-name="P5"/>
      <text:p text:style-name="P5">outputFile.println("Jim");</text:p>
      <text:p text:style-name="P5">When the program is finished writing data to the file, it must close the file. To close the file use the PrintWriter class’s close method. Here is an example of the method’s use:</text:p>
      <text:p text:style-name="P5"/>
      <text:p text:style-name="P5">outputFile.close();</text:p>
      <text:p text:style-name="P5">newline characters can serve as delimiters between two things.</text:p>
      <text:p text:style-name="P5">The print method writes to a file without the new line</text:p>
      <text:p text:style-name="P5">String name = "Jeffrey Smith";</text:p>
      <text:p text:style-name="P5">String phone = "555-7864";</text:p>
      <text:p text:style-name="P5">int idNumber = 47895;</text:p>
      <text:p text:style-name="P5">PrintWriter outputFile = new PrintWriter("PersonalData.txt");</text:p>
      <text:p text:style-name="P5">outputFile.print(name + " ");</text:p>
      <text:p text:style-name="P5">outputFile.print(phone + " ");</text:p>
      <text:p text:style-name="P5">outputFile.println(idNumber);</text:p>
      <text:p text:style-name="P5">outputFile.close();</text:p>
      <text:p text:style-name="P5"/>
      <text:p text:style-name="P5">Adding a throws Clause to the Method Header</text:p>
      <text:p text:style-name="P5">When an unexpected event occurs in a Java program, it is said that the program throws an exception. For now, you can think of an exception as a signal indicating that the program cannot continue until the unexpected event has been dealt with. For example, suppose you create a PrintWriter object and pass the name of a file to its constructor. The PrintWriter object attempts to create the file, but unexpectedly, the disk is full and the file cannot be created. Obviously the program cannot continue until this situation has been dealt with, so an exception is thrown, which causes the program to suspend normal execution.</text:p>
      <text:p text:style-name="P5"/>
      <text:p text:style-name="P5">When an exception is thrown, the method that is executing must either deal with the exception or throw it again. If the main method throws an exception, the program halts and an error message is displayed. Because PrintWriter objects are capable of throwing exceptions, we must either write code that deals with the possible exceptions, or allow our methods to rethrow the exceptions when they occur. In Chapter 11 you will learn all about exceptions and how to respond to them, but for now, we will simply allow our methods to rethrow any exceptions that might occur.</text:p>
      <text:p text:style-name="P5"/>
      <text:p text:style-name="P5">To allow a method to rethrow an exception that has not been dealt with, you simply write a throws clause in the method header. The throws clause must indicate the type of exception that might be thrown. The following is an example:</text:p>
      <text:p text:style-name="P5"/>
      <text:p text:style-name="P5">public static void main(String[] args) throws IOException</text:p>
      <text:p text:style-name="P5"/>
      <text:p text:style-name="P5">An Example Program</text:p>
      <text:p text:style-name="P5">Let’s look at an example program that writes data to a file. The program in Code Listing 4-17 writes the names of your friends to a file.</text:p>
      <text:p text:style-name="P5"/>
      <text:p text:style-name="P5">Code Listing 4-17 (FileWriteDemo.java)</text:p>
      <text:p text:style-name="P5"><text:s/>1 <text:s text:c="2"/>import java.util.Scanner; <text:s text:c="4"/>// Needed for Scanner class</text:p>
      <text:p text:style-name="P5"><text:s/>2 <text:s text:c="2"/>import java.io.*; <text:s text:c="12"/>// Needed for File I/O classes</text:p>
      <text:p text:style-name="P5"><text:s/>3 </text:p>
      <text:p text:style-name="P5"><text:s/>4 <text:s text:c="2"/>/**</text:p>
      <text:p text:style-name="P5"><text:soft-page-break/><text:s/>5 <text:s text:c="4"/>This program writes data to a file.</text:p>
      <text:p text:style-name="P5"><text:s/>6 <text:s text:c="2"/>*/</text:p>
      <text:p text:style-name="P5"><text:s/>7 </text:p>
      <text:p text:style-name="P5"><text:s/>8 <text:s text:c="2"/>public class FileWriteDemo</text:p>
      <text:p text:style-name="P5"><text:s/>9 <text:s text:c="2"/>{</text:p>
      <text:p text:style-name="P5">10 <text:s text:c="2"/>public static void main(String[] args) throws IOException</text:p>
      <text:p text:style-name="P5">11 <text:s text:c="2"/>{</text:p>
      <text:p text:style-name="P5">12 <text:s text:c="5"/>String filename; <text:s text:c="5"/>// File name</text:p>
      <text:p text:style-name="P5">13 <text:s text:c="5"/>String friendName; <text:s text:c="3"/>// Friend's name</text:p>
      <text:p text:style-name="P5">14 <text:s text:c="5"/>int numFriends; <text:s text:c="6"/>// Number of friends</text:p>
      <text:p text:style-name="P5">15 </text:p>
      <text:p text:style-name="P5">16 <text:s text:c="5"/>// Create a Scanner object for keyboard input.</text:p>
      <text:p text:style-name="P5">17 <text:s text:c="5"/>Scanner keyboard = new Scanner(System.in);</text:p>
      <text:p text:style-name="P5">18</text:p>
      <text:p text:style-name="P5">19 <text:s text:c="5"/>// Get the number of friends.</text:p>
      <text:p text:style-name="P5">20 <text:s text:c="5"/>System.out.print("How many friends do you have? ");</text:p>
      <text:p text:style-name="P5">21 <text:s text:c="5"/>numFriends = keyboard.nextInt();</text:p>
      <text:p text:style-name="P5">22 </text:p>
      <text:p text:style-name="P5">23 <text:s text:c="5"/>// Consume the remaining newline character.</text:p>
      <text:p text:style-name="P5">24 <text:s text:c="5"/>keyboard.nextLine();</text:p>
      <text:p text:style-name="P5">25 </text:p>
      <text:p text:style-name="P5">26 <text:s text:c="5"/>// Get the filename.</text:p>
      <text:p text:style-name="P5">27 <text:s text:c="5"/>System.out.print("Enter the filename: ");</text:p>
      <text:p text:style-name="P5">28 <text:s text:c="5"/>filename = keyboard.nextLine();</text:p>
      <text:p text:style-name="P5">29</text:p>
      <text:p text:style-name="P5">30 <text:s text:c="5"/>// Open the file.</text:p>
      <text:p text:style-name="P5">31 <text:s text:c="5"/>PrintWriter outputFile = new PrintWriter(filename);</text:p>
      <text:p text:style-name="P5">32 </text:p>
      <text:p text:style-name="P5">33 <text:s text:c="5"/>// Get data and write it to the file.</text:p>
      <text:p text:style-name="P5">34 <text:s text:c="5"/>for (int i = 1; i &lt;= numFriends; i++)</text:p>
      <text:p text:style-name="P5">35 <text:s text:c="5"/>{</text:p>
      <text:p text:style-name="P5">36 <text:s text:c="9"/>// Get the name of a friend.</text:p>
      <text:p text:style-name="P5">37 <text:s text:c="9"/>System.out.print("Enter the name of friend " +</text:p>
      <text:p text:style-name="P5">38 <text:s text:c="28"/>"number " + i + ": ");</text:p>
      <text:p text:style-name="P5">39 <text:s text:c="9"/>friendName = keyboard.nextLine();</text:p>
      <text:p text:style-name="P5">40 </text:p>
      <text:p text:style-name="P5">41 <text:s text:c="9"/>// Write the name to the file.</text:p>
      <text:p text:style-name="P5">42 <text:s text:c="9"/>outputFile.println(friendName);</text:p>
      <text:p text:style-name="P5">43 <text:s text:c="6"/>}</text:p>
      <text:p text:style-name="P5">44 </text:p>
      <text:p text:style-name="P5">45 <text:s text:c="6"/>// Close the file.</text:p>
      <text:p text:style-name="P5">46 <text:s text:c="6"/>outputFile.close();</text:p>
      <text:p text:style-name="P5">47 <text:s text:c="6"/>System.out.println("Data written to the file.");</text:p>
      <text:p text:style-name="P5">48 <text:s text:c="4"/>}</text:p>
      <text:p text:style-name="P5">49 <text:s text:c="2"/>}</text:p>
      <text:p text:style-name="P5"/>
      <text:p text:style-name="P5">Review</text:p>
      <text:p text:style-name="P5">Before moving on, let’s review the basic steps necessary when writing a program that writes data to a file:</text:p>
      <text:p text:style-name="P5"><text:soft-page-break/></text:p>
      <text:p text:style-name="P5">You need the import java.io.*; statement in the top section of your program.</text:p>
      <text:p text:style-name="P5"/>
      <text:p text:style-name="P5">Because we have not yet learned how to respond to exceptions, any method that uses a PrintWriter object must have a throws IOException clause in its header.</text:p>
      <text:p text:style-name="P5"/>
      <text:p text:style-name="P5">You create a PrintWriter object and pass the name of the file as a string to the constructor.</text:p>
      <text:p text:style-name="P5"/>
      <text:p text:style-name="P5">You use the PrintWriter class’s print and println methods to write data to the file.</text:p>
      <text:p text:style-name="P5"/>
      <text:p text:style-name="P5">When finished writing to the file, you use the PrintWriter class’s close method to close the file.</text:p>
      <text:p text:style-name="P5"/>
      <text:p text:style-name="P5">Appending Data to a File</text:p>
      <text:p text:style-name="P5">When you pass the name of a file to the PrintWriter constructor, and the file already exists, it will be erased and a new empty file with the same name will be created. Sometimes, however, you want to preserve an existing file and append new data to its current contents. Appending to a file means writing new data to the end of the data that already exists in the file.</text:p>
      <text:p text:style-name="P5"/>
      <text:p text:style-name="P5">To append data to an existing file, you first create an instance of the FileWriter class. You pass two arguments to the FileWriter constructor: a string containing the name of the file, and the boolean value true. Here is an example:</text:p>
      <text:p text:style-name="P5"/>
      <text:p text:style-name="P5">FileWriter fwriter = new FileWriter("MyFriends.txt", true);</text:p>
      <text:p text:style-name="P5"/>
      <text:p text:style-name="P5">For example, the path "E:\\Names.txt" specifies that Names.txt is in the root folder of drive E:, and the path "C:\\MyData\\Data.txt" specifies that Data.txt is in the \MyData folder on drive C:. In the following statement, the file Pricelist.txt is created in the root folder of drive H:.</text:p>
      <text:p text:style-name="P5"/>
      <text:p text:style-name="P5">PrintWriter outputFile = new PrintWriter("H:\\PriceList.txt");</text:p>
      <text:p text:style-name="P5"/>
      <text:p text:style-name="P5"/>
      <text:p text:style-name="P5">Reading Data from a File</text:p>
      <text:p text:style-name="P5">In Chapter 2 you learned how to use the Scanner class to read input from the keyboard. To read keyboard input, recall that we create a Scanner object, passing System.in to the Scanner class constructor. Here is an example:</text:p>
      <text:p text:style-name="P5"/>
      <text:p text:style-name="P5">Scanner keyboard = new Scanner(System.in);</text:p>
      <text:p text:style-name="P5">Recall that the System.in object represents the keyboard. Passing System.in as an argument to the Scanner constructor specifies that the keyboard is the Scanner object’s source of input.</text:p>
      <text:p text:style-name="P5"/>
      <text:p text:style-name="P5">You can also use the Scanner class to read input from a file. Instead of passing System.in to the Scanner class constructor, you pass a reference to a File object. Here is an example:</text:p>
      <text:p text:style-name="P5"/>
      <text:p text:style-name="P5">File myFile = new File("Customers.txt");</text:p>
      <text:p text:style-name="P5">Scanner inputFile = new Scanner(myFile);</text:p>
      <text:p text:style-name="P5"/>
      <text:p text:style-name="P5">When you are finished reading from the file, you use the Scanner class’s close method to close the file. For example, assuming the variable inputFile references a Scanner object, the following statement closes the file that is the object’s source of input:</text:p>
      <text:p text:style-name="P5"><text:soft-page-break/></text:p>
      <text:p text:style-name="P5">inputFile.close();</text:p>
      <text:p text:style-name="P5"/>
      <text:p text:style-name="P5">Reading Lines from a File with the nextLine Method</text:p>
      <text:p text:style-name="P5">The Scanner class’s nextLine method reads a line of input, and returns the line as a String. The program in Code Listing 4-18 demonstrates how the nextLine method can be used to read a line from a file. This program asks the user to enter a filename. It then displays the first line in the file on the screen.</text:p>
      <text:p text:style-name="P5"/>
      <text:p text:style-name="P5">Code Listing 4-18 (ReadFirstLine.java)</text:p>
      <text:p text:style-name="P5"><text:s/>1 <text:s/>import java.util.Scanner; // Needed for Scanner class</text:p>
      <text:p text:style-name="P5"><text:s/>2 <text:s/>import java.io.*; <text:s text:c="8"/>// Needed for File and IOException</text:p>
      <text:p text:style-name="P5"><text:s/>3 </text:p>
      <text:p text:style-name="P5"><text:s/>4 <text:s/>/**</text:p>
      <text:p text:style-name="P5"><text:s/>5 <text:s text:c="4"/>This program reads the first line from a file.</text:p>
      <text:p text:style-name="P5"><text:s/>6 <text:s/>*/</text:p>
      <text:p text:style-name="P5"><text:s/>7 </text:p>
      <text:p text:style-name="P5"><text:s/>8 <text:s/>public class ReadFirstLine</text:p>
      <text:p text:style-name="P5"><text:s/>9 <text:s/>{</text:p>
      <text:p text:style-name="P5">10 <text:s text:c="4"/>public static void main(String[] args) throws IOException</text:p>
      <text:p text:style-name="P5">11 <text:s text:c="4"/>{</text:p>
      <text:p text:style-name="P5">12 <text:s text:c="7"/>// Create a Scanner object for keyboard input.</text:p>
      <text:p text:style-name="P5">13 <text:s text:c="7"/>Scanner keyboard = new Scanner(System.in);</text:p>
      <text:p text:style-name="P5">14 </text:p>
      <text:p text:style-name="P5">15 <text:s text:c="7"/>// Get the file name.</text:p>
      <text:p text:style-name="P5">16 <text:s text:c="7"/>System.out.print("Enter the name of a file: ");</text:p>
      <text:p text:style-name="P5">17 <text:s text:c="7"/>String filename = keyboard.nextLine();</text:p>
      <text:p text:style-name="P5">18 </text:p>
      <text:p text:style-name="P5">19 <text:s text:c="7"/>// Open the file.</text:p>
      <text:p text:style-name="P5">20 <text:s text:c="7"/>File file = new File(filename);</text:p>
      <text:p text:style-name="P5">21 <text:s text:c="7"/>Scanner inputFile = new Scanner(file);</text:p>
      <text:p text:style-name="P5">22 </text:p>
      <text:p text:style-name="P5">23 <text:s text:c="7"/>// Read the first line from the file.</text:p>
      <text:p text:style-name="P5">24 <text:s text:c="7"/>String line = inputFile.nextLine();</text:p>
      <text:p text:style-name="P5">25 </text:p>
      <text:p text:style-name="P5">26 <text:s text:c="7"/>// Display the line.</text:p>
      <text:p text:style-name="P5">27 <text:s text:c="7"/>System.out.println("The first line in the file is:");</text:p>
      <text:p text:style-name="P5">28 <text:s text:c="7"/>System.out.println(line);</text:p>
      <text:p text:style-name="P5">29 </text:p>
      <text:p text:style-name="P5">30 <text:s text:c="7"/>// Close the file.</text:p>
      <text:p text:style-name="P5">31 <text:s text:c="7"/>inputFile.close();</text:p>
      <text:p text:style-name="P5">32 <text:s text:c="4"/>}</text:p>
      <text:p text:style-name="P5">33 <text:s/>}</text:p>
      <text:p text:style-name="P5"/>
      <text:p text:style-name="P5">Reading Lines from a File with the nextLine Method</text:p>
      <text:p text:style-name="P5">The Scanner class’s nextLine method reads a line of input, and returns the line as a String. The program in Code Listing 4-18 demonstrates how the nextLine method can be used to read a line from a file. This program asks the user to enter a filename. It then displays the first line in the file on the screen.</text:p>
      <text:p text:style-name="P5"/>
      <text:p text:style-name="P5">Code Listing 4-18 (ReadFirstLine.java)</text:p>
      <text:p text:style-name="P5"><text:soft-page-break/><text:s/>1 <text:s/>import java.util.Scanner; // Needed for Scanner class</text:p>
      <text:p text:style-name="P5"><text:s/>2 <text:s/>import java.io.*; <text:s text:c="8"/>// Needed for File and IOException</text:p>
      <text:p text:style-name="P5"><text:s/>3 </text:p>
      <text:p text:style-name="P5"><text:s/>4 <text:s/>/**</text:p>
      <text:p text:style-name="P5"><text:s/>5 <text:s text:c="4"/>This program reads the first line from a file.</text:p>
      <text:p text:style-name="P5"><text:s/>6 <text:s/>*/</text:p>
      <text:p text:style-name="P5"><text:s/>7 </text:p>
      <text:p text:style-name="P5"><text:s/>8 <text:s/>public class ReadFirstLine</text:p>
      <text:p text:style-name="P5"><text:s/>9 <text:s/>{</text:p>
      <text:p text:style-name="P5">10 <text:s text:c="4"/>public static void main(String[] args) throws IOException</text:p>
      <text:p text:style-name="P5">11 <text:s text:c="4"/>{</text:p>
      <text:p text:style-name="P5">12 <text:s text:c="7"/>// Create a Scanner object for keyboard input.</text:p>
      <text:p text:style-name="P5">13 <text:s text:c="7"/>Scanner keyboard = new Scanner(System.in);</text:p>
      <text:p text:style-name="P5">14 </text:p>
      <text:p text:style-name="P5">15 <text:s text:c="7"/>// Get the file name.</text:p>
      <text:p text:style-name="P5">16 <text:s text:c="7"/>System.out.print("Enter the name of a file: ");</text:p>
      <text:p text:style-name="P5">17 <text:s text:c="7"/>String filename = keyboard.nextLine();</text:p>
      <text:p text:style-name="P5">18 </text:p>
      <text:p text:style-name="P5">19 <text:s text:c="7"/>// Open the file.</text:p>
      <text:p text:style-name="P5">20 <text:s text:c="7"/>File file = new File(filename);</text:p>
      <text:p text:style-name="P5">21 <text:s text:c="7"/>Scanner inputFile = new Scanner(file);</text:p>
      <text:p text:style-name="P5">22 </text:p>
      <text:p text:style-name="P5">23 <text:s text:c="7"/>// Read the first line from the file.</text:p>
      <text:p text:style-name="P5">24 <text:s text:c="7"/>String line = inputFile.nextLine();</text:p>
      <text:p text:style-name="P5">25 </text:p>
      <text:p text:style-name="P5">26 <text:s text:c="7"/>// Display the line.</text:p>
      <text:p text:style-name="P5">27 <text:s text:c="7"/>System.out.println("The first line in the file is:");</text:p>
      <text:p text:style-name="P5">28 <text:s text:c="7"/>System.out.println(line);</text:p>
      <text:p text:style-name="P5">29 </text:p>
      <text:p text:style-name="P5">30 <text:s text:c="7"/>// Close the file.</text:p>
      <text:p text:style-name="P5">31 <text:s text:c="7"/>inputFile.close();</text:p>
      <text:p text:style-name="P5">32 <text:s text:c="4"/>}</text:p>
      <text:p text:style-name="P5">33 <text:s/>}</text:p>
      <text:p text:style-name="P5"/>
      <text:p text:style-name="P5">Reading Lines from a File with the nextLine Method</text:p>
      <text:p text:style-name="P5">The Scanner class’s nextLine method reads a line of input, and returns the line as a String. The program in Code Listing 4-18 demonstrates how the nextLine method can be used to read a line from a file. This program asks the user to enter a filename. It then displays the first line in the file on the screen.</text:p>
      <text:p text:style-name="P5"/>
      <text:p text:style-name="P5">Code Listing 4-18 (ReadFirstLine.java)</text:p>
      <text:p text:style-name="P5"><text:s/>1 <text:s/>import java.util.Scanner; // Needed for Scanner class</text:p>
      <text:p text:style-name="P5"><text:s/>2 <text:s/>import java.io.*; <text:s text:c="8"/>// Needed for File and IOException</text:p>
      <text:p text:style-name="P5"><text:s/>3 </text:p>
      <text:p text:style-name="P5"><text:s/>4 <text:s/>/**</text:p>
      <text:p text:style-name="P5"><text:s/>5 <text:s text:c="4"/>This program reads the first line from a file.</text:p>
      <text:p text:style-name="P5"><text:s/>6 <text:s/>*/</text:p>
      <text:p text:style-name="P5"><text:s/>7 </text:p>
      <text:p text:style-name="P5"><text:s/>8 <text:s/>public class ReadFirstLine</text:p>
      <text:p text:style-name="P5"><text:s/>9 <text:s/>{</text:p>
      <text:p text:style-name="P5"><text:soft-page-break/>10 <text:s text:c="4"/>public static void main(String[] args) throws IOException</text:p>
      <text:p text:style-name="P5">11 <text:s text:c="4"/>{</text:p>
      <text:p text:style-name="P5">12 <text:s text:c="7"/>// Create a Scanner object for keyboard input.</text:p>
      <text:p text:style-name="P5">13 <text:s text:c="7"/>Scanner keyboard = new Scanner(System.in);</text:p>
      <text:p text:style-name="P5">14 </text:p>
      <text:p text:style-name="P5">15 <text:s text:c="7"/>// Get the file name.</text:p>
      <text:p text:style-name="P5">16 <text:s text:c="7"/>System.out.print("Enter the name of a file: ");</text:p>
      <text:p text:style-name="P5">17 <text:s text:c="7"/>String filename = keyboard.nextLine();</text:p>
      <text:p text:style-name="P5">18 </text:p>
      <text:p text:style-name="P5">19 <text:s text:c="7"/>// Open the file.</text:p>
      <text:p text:style-name="P5">20 <text:s text:c="7"/>File file = new File(filename);</text:p>
      <text:p text:style-name="P5">21 <text:s text:c="7"/>Scanner inputFile = new Scanner(file);</text:p>
      <text:p text:style-name="P5">22 </text:p>
      <text:p text:style-name="P5">23 <text:s text:c="7"/>// Read the first line from the file.</text:p>
      <text:p text:style-name="P5">24 <text:s text:c="7"/>String line = inputFile.nextLine();</text:p>
      <text:p text:style-name="P5">25 </text:p>
      <text:p text:style-name="P5">26 <text:s text:c="7"/>// Display the line.</text:p>
      <text:p text:style-name="P5">27 <text:s text:c="7"/>System.out.println("The first line in the file is:");</text:p>
      <text:p text:style-name="P5">28 <text:s text:c="7"/>System.out.println(line);</text:p>
      <text:p text:style-name="P5">29 </text:p>
      <text:p text:style-name="P5">30 <text:s text:c="7"/>// Close the file.</text:p>
      <text:p text:style-name="P5">31 <text:s text:c="7"/>inputFile.close();</text:p>
      <text:p text:style-name="P5">32 <text:s text:c="4"/>}</text:p>
      <text:p text:style-name="P5">33 <text:s/>}</text:p>
      <text:p text:style-name="P5"/>
      <text:p text:style-name="P5">Adding a throws Clause to the Method Header</text:p>
      <text:p text:style-name="P5">When you pass a File object reference to the Scanner class constructor, the constructor will throw an exception of the IOException type if the specified file is not found. So, you will need to write a throws IOException clause in the header of any method that passes a File object reference to the Scanner class constructor.</text:p>
      <text:p text:style-name="P5"/>
      <text:p text:style-name="P5">Detecting the End of a File</text:p>
      <text:p text:style-name="P5">Quite often a program must read the contents of a file without knowing the number of items that are stored in the file. For example, the MyFriends.txt file that was created by the program in Code Listing 4-17 can have any number of names stored in it. This is because the program asks the user for the number of friends that he or she has. If the user enters 5 for the number of friends, the program creates a file with five names in it. If the user enters 100, the program creates a file with 100 names in it.</text:p>
      <text:p text:style-name="P5"/>
      <text:p text:style-name="P5">The Scanner class has a method named hasNext that can be used to determine whether the file has more data that can be read. You call the hasNext method before you call any other methods to read from the file. If there is more data that can be read from the file, the hasNext method returns true. If the end of the file has been reached and there is no more data to read, the hasNext method returns false.</text:p>
      <text:p text:style-name="P5"/>
      <text:p text:style-name="P5">Code Listing 4-19 shows an example. The program reads the file containing the names of your friends, which was created by the program in Code Listing 4-17.</text:p>
      <text:p text:style-name="P5"/>
      <text:p text:style-name="P5">Code Listing 4-19 (FileReadDemo.java)</text:p>
      <text:p text:style-name="P5"><text:s/>1 <text:s/>import java.util.Scanner; <text:s text:c="2"/>// Needed for the Scanner class</text:p>
      <text:p text:style-name="P5"><text:s/>2 <text:s/>import java.io.*; <text:s text:c="10"/>// Needed for the File and IOException</text:p>
      <text:p text:style-name="P5"><text:soft-page-break/><text:s/>3 </text:p>
      <text:p text:style-name="P5"><text:s/>4 <text:s/>/**</text:p>
      <text:p text:style-name="P5"><text:s/>5 <text:s text:c="4"/>This program reads data from a file.</text:p>
      <text:p text:style-name="P5"><text:s/>6 <text:s/>*/</text:p>
      <text:p text:style-name="P5"><text:s/>7 </text:p>
      <text:p text:style-name="P5"><text:s/>8 <text:s/>public class FileReadDemo</text:p>
      <text:p text:style-name="P5"><text:s/>9 <text:s/>{</text:p>
      <text:p text:style-name="P5">10 <text:s text:c="4"/>public static void main(String[] args) throws IOException</text:p>
      <text:p text:style-name="P5">11 <text:s text:c="4"/>{</text:p>
      <text:p text:style-name="P5">12 <text:s text:c="7"/>// Create a Scanner object for keyboard input.</text:p>
      <text:p text:style-name="P5">13 <text:s text:c="7"/>Scanner keyboard = new Scanner(System.in);</text:p>
      <text:p text:style-name="P5">14 </text:p>
      <text:p text:style-name="P5">15 <text:s text:c="7"/>// Get the filename.</text:p>
      <text:p text:style-name="P5">16 <text:s text:c="7"/>System.out.print("Enter the filename: ");</text:p>
      <text:p text:style-name="P5">17 <text:s text:c="7"/>String filename = keyboard.nextLine();</text:p>
      <text:p text:style-name="P5">18 </text:p>
      <text:p text:style-name="P5">19 <text:s text:c="7"/>// Open the file.</text:p>
      <text:p text:style-name="P5">20 <text:s text:c="7"/>File file = new File(filename);</text:p>
      <text:p text:style-name="P5">21 <text:s text:c="7"/>Scanner inputFile = new Scanner(file);</text:p>
      <text:p text:style-name="P5">22 </text:p>
      <text:p text:style-name="P5">23 <text:s text:c="7"/>// Read lines from the file until no more are left.</text:p>
      <text:p text:style-name="P5">24 <text:s text:c="7"/>while (inputFile.hasNext())</text:p>
      <text:p text:style-name="P5">25 <text:s text:c="7"/>{</text:p>
      <text:p text:style-name="P5">26 <text:s text:c="10"/>// Read the next name.</text:p>
      <text:p text:style-name="P5">27 <text:s text:c="10"/>String friendName = inputFile.nextLine();</text:p>
      <text:p text:style-name="P5">28 </text:p>
      <text:p text:style-name="P5">29 <text:s text:c="10"/>// Display the last name read.</text:p>
      <text:p text:style-name="P5">30 <text:s text:c="10"/>System.out.println(friendName);</text:p>
      <text:p text:style-name="P5">31 <text:s text:c="6"/>}</text:p>
      <text:p text:style-name="P5">32 </text:p>
      <text:p text:style-name="P5">33 <text:s text:c="6"/>// Close the file.</text:p>
      <text:p text:style-name="P5">34 <text:s text:c="6"/>inputFile.close();</text:p>
      <text:p text:style-name="P5">35 <text:s text:c="4"/>}</text:p>
      <text:p text:style-name="P5">36 <text:s/>}</text:p>
      <text:p text:style-name="P5"/>
      <text:p text:style-name="P5">Code Listing 4-20 (FileSum.java)</text:p>
      <text:p text:style-name="P5"><text:s/>1 <text:s/>import java.util.Scanner;</text:p>
      <text:p text:style-name="P5"><text:s/>2 <text:s/>import java.io.*;</text:p>
      <text:p text:style-name="P5"><text:s/>3 </text:p>
      <text:p text:style-name="P5"><text:s/>4 <text:s/>/**</text:p>
      <text:p text:style-name="P5"><text:s/>5 <text:s text:c="4"/>This program reads a series of numbers from a file and</text:p>
      <text:p text:style-name="P5"><text:s/>6 <text:s text:c="4"/>accumulates their sum.</text:p>
      <text:p text:style-name="P5"><text:s/>7 <text:s/>*/</text:p>
      <text:p text:style-name="P5"><text:s/>8 </text:p>
      <text:p text:style-name="P5"><text:s/>9 <text:s/>public class FileSum</text:p>
      <text:p text:style-name="P5">10 <text:s/>{</text:p>
      <text:p text:style-name="P5">11 <text:s text:c="4"/>public static void main(String[] args) throws IOException</text:p>
      <text:p text:style-name="P5">12 <text:s text:c="4"/>{</text:p>
      <text:p text:style-name="P5">13 <text:s text:c="5"/>double sum = 0.0; // Accumulator, initialized to 0</text:p>
      <text:p text:style-name="P5"><text:soft-page-break/>14 </text:p>
      <text:p text:style-name="P5">15 <text:s text:c="5"/>// Open the file for reading.</text:p>
      <text:p text:style-name="P5">16 <text:s text:c="5"/>File file = new File("Numbers.txt");</text:p>
      <text:p text:style-name="P5">17 <text:s text:c="5"/>Scanner inputFile = new Scanner(file);</text:p>
      <text:p text:style-name="P5">18 </text:p>
      <text:p text:style-name="P5"/>
      <text:p text:style-name="P5">19 <text:s text:c="5"/>// Read all of the values from the file</text:p>
      <text:p text:style-name="P5">20 <text:s text:c="5"/>// and calculate their total.</text:p>
      <text:p text:style-name="P5">21 <text:s text:c="5"/>while (inputFile.hasNext())</text:p>
      <text:p text:style-name="P5">22 <text:s text:c="5"/>{</text:p>
      <text:p text:style-name="P5">23 <text:s text:c="8"/>// Read a value from the file.</text:p>
      <text:p text:style-name="P5">24 <text:s text:c="8"/>double number = inputFile.nextDouble();</text:p>
      <text:p text:style-name="P5">25 </text:p>
      <text:p text:style-name="P5">26 <text:s text:c="8"/>// Add the number to sum.</text:p>
      <text:p text:style-name="P5">27 <text:s text:c="8"/>sum = sum + number;</text:p>
      <text:p text:style-name="P5">28 <text:s text:c="5"/>}</text:p>
      <text:p text:style-name="P5">29 </text:p>
      <text:p text:style-name="P5">30 <text:s text:c="5"/>// Close the file.</text:p>
      <text:p text:style-name="P5">31 <text:s text:c="5"/>inputFile.close();</text:p>
      <text:p text:style-name="P5">32 </text:p>
      <text:p text:style-name="P5">33 <text:s text:c="5"/>// Display the sum of the numbers.</text:p>
      <text:p text:style-name="P5">34 <text:s text:c="5"/>System.out.println("The sum of the numbers in " +</text:p>
      <text:p text:style-name="P5">35 <text:s text:c="24"/>"Numbers.txt is " + sum);</text:p>
      <text:p text:style-name="P5">36 <text:s text:c="3"/>}</text:p>
      <text:p text:style-name="P5">37 <text:s/>}</text:p>
      <text:p text:style-name="P5"/>
      <text:p text:style-name="P5">Review</text:p>
      <text:p text:style-name="P5">Let’s quickly review the steps necessary when writing a program that reads data from a file:</text:p>
      <text:p text:style-name="P5"/>
      <text:p text:style-name="P5">You will need the import java.util.Scanner; statement in the top section of your program, so you can use the Scanner class. You will also need the import java.io.*; statement in the top section of your program. This is required by the File class.</text:p>
      <text:p text:style-name="P5"/>
      <text:p text:style-name="P5">Because we have not yet learned how to respond to exceptions, any method that uses a Scanner object to open a file must have a throws IOException clause in its header.</text:p>
      <text:p text:style-name="P5"/>
      <text:p text:style-name="P5">You create a File object and pass the name of the file as a string to the constructor.</text:p>
      <text:p text:style-name="P5"/>
      <text:p text:style-name="P5">You create a Scanner object and pass a reference to the File object as an argument to the constructor.</text:p>
      <text:p text:style-name="P5"/>
      <text:p text:style-name="P5">You use the Scanner class’s nextLine method to read a line from the file. The method returns the line of data as a string. To read primitive values, use methods such as nextInt, nextDouble, and so forth.</text:p>
      <text:p text:style-name="P5"/>
      <text:p text:style-name="P5">Call the Scanner class’s hasNext method to determine whether there is more data to read from the file. If the method returns true, then there is more data to read. If the method returns false, you have reached the end of the file.</text:p>
      <text:p text:style-name="P5"/>
      <text:p text:style-name="P5">When finished writing to the file, you use the Scanner class’s close method to close the file.</text:p>
      <text:p text:style-name="P5"/>
      <text:p text:style-name="P5"><text:soft-page-break/>Checking for a File’s Existence</text:p>
      <text:p text:style-name="P5">It’s usually a good idea to make sure that a file exists before you try to open it for input. If you attempt to open a file for input, and the file does not exist, the program will throw an exception and halt. For example, the program you saw in Code Listing 4-20 will throw an exception at line 17 if the file Numbers.txt does not exist. Here is an example of the error message that will be displayed when this happens:</text:p>
      <text:p text:style-name="P5"/>
      <text:p text:style-name="P5">Exception in thread "main" java.io.FileNotFoundException: Numbers.txt (The</text:p>
      <text:p text:style-name="P5">system cannot find the file specified)</text:p>
      <text:p text:style-name="P5"><text:s text:c="3"/>at java.io.FileInputStream.open(Native Method)</text:p>
      <text:p text:style-name="P5"><text:s text:c="3"/>at java.io.FileInputStream.&lt;init&gt;(FileInputStream.java:106)</text:p>
      <text:p text:style-name="P5"><text:s text:c="3"/>at java.util.Scanner.&lt;init&gt;(Scanner.java:636)</text:p>
      <text:p text:style-name="P5"><text:s text:c="3"/>at FileSum.main(FileSum.java:17)</text:p>
      <text:p text:style-name="P5">Rather than allowing the exception to be thrown and permitting this cryptic error message to be displayed, your program can check for the file’s existence before it attempts to open the file. If the file does not exist, the program can display a more user-friendly error message and gracefully shut down.</text:p>
      <text:p text:style-name="P5"/>
      <text:p text:style-name="P5">After you create a File object representing the file that you want to open, you can use the File class’s exists method to determine whether the file exists. The method returns true if the file exists, or false if the file does not exist. Code Listing 4-21 shows how to use the method. This is a modification of the FileSum program in Code Listing 4-20. This version of the program checks for the existence of the file Numbers.txt before it attempts to open it.</text:p>
      <text:p text:style-name="P5"/>
      <text:p text:style-name="P5">Code Listing 4-21 (FileSum2.java)</text:p>
      <text:p text:style-name="P5"><text:s/>1 <text:s/>import java.util.Scanner;</text:p>
      <text:p text:style-name="P5"><text:s/>2 <text:s/>import java.io.*;</text:p>
      <text:p text:style-name="P5"><text:s/>3 </text:p>
      <text:p text:style-name="P5"><text:s/>4 <text:s/>/**</text:p>
      <text:p text:style-name="P5"><text:s/>5 <text:s text:c="4"/>This version of the program confirms that the</text:p>
      <text:p text:style-name="P5"><text:s/>6 <text:s text:c="4"/>Numbers.txt file exists before opening it.</text:p>
      <text:p text:style-name="P5"><text:s/>7 <text:s/>*/</text:p>
      <text:p text:style-name="P5"><text:s/>8 </text:p>
      <text:p text:style-name="P5"><text:s/>9 <text:s/>public class FileSum2</text:p>
      <text:p text:style-name="P5">10 <text:s/>{</text:p>
      <text:p text:style-name="P5">11 <text:s text:c="5"/>public static void main(String[] args) throws IOException</text:p>
      <text:p text:style-name="P5">12 <text:s text:c="5"/>{</text:p>
      <text:p text:style-name="P5">13 <text:s text:c="8"/>double sum = 0.0; <text:s/>// Accumulator, initialized to 0</text:p>
      <text:p text:style-name="P5">14 </text:p>
      <text:p text:style-name="P5">15 <text:s text:c="5"/>// Make sure the file exists.</text:p>
      <text:p text:style-name="P5">16 <text:s text:c="5"/>File file = new File("Numbers.txt");</text:p>
      <text:p text:style-name="P5">17 <text:s text:c="5"/>if (!file.exists())</text:p>
      <text:p text:style-name="P5">18 <text:s text:c="5"/>{</text:p>
      <text:p text:style-name="P5">19 <text:s text:c="8"/>System.out.println("The file Numbers.txt is not found.");</text:p>
      <text:p text:style-name="P5">20 <text:s text:c="8"/>System.exit(0);</text:p>
      <text:p text:style-name="P5">21 <text:s text:c="5"/>}</text:p>
      <text:p text:style-name="P5">22 </text:p>
      <text:p text:style-name="P5">23 <text:s text:c="5"/>// Open the file for reading.</text:p>
      <text:p text:style-name="P5">24 <text:s text:c="5"/>Scanner inputFile = new Scanner(file);</text:p>
      <text:p text:style-name="P5">25 </text:p>
      <text:p text:style-name="P5"><text:soft-page-break/>26 <text:s text:c="5"/>// Read all of the values from the file</text:p>
      <text:p text:style-name="P5">27 <text:s text:c="5"/>// and calculate their total.</text:p>
      <text:p text:style-name="P5">28 <text:s text:c="5"/>while (inputFile.hasNext())</text:p>
      <text:p text:style-name="P5">29 <text:s text:c="5"/>{</text:p>
      <text:p text:style-name="P5">30 <text:s text:c="8"/>// Read a value from the file.</text:p>
      <text:p text:style-name="P5">31 <text:s text:c="8"/>double number = inputFile.nextDouble();</text:p>
      <text:p text:style-name="P5">32 </text:p>
      <text:p text:style-name="P5">33 <text:s text:c="8"/>// Add the number to sum.</text:p>
      <text:p text:style-name="P5">34 <text:s text:c="8"/>sum = sum + number;</text:p>
      <text:p text:style-name="P5">35 <text:s text:c="5"/>}</text:p>
      <text:p text:style-name="P5">36 </text:p>
      <text:p text:style-name="P5">37 <text:s text:c="5"/>// Close the file.</text:p>
      <text:p text:style-name="P5">38 <text:s text:c="5"/>inputFile.close();</text:p>
      <text:p text:style-name="P5">39 </text:p>
      <text:p text:style-name="P5">40 <text:s text:c="5"/>// Display the sum of the numbers.</text:p>
      <text:p text:style-name="P5">41 <text:s text:c="5"/>System.out.println("The sum of the numbers in " +</text:p>
      <text:p text:style-name="P5">42 <text:s text:c="24"/>"Numbers.txt is " + sum);</text:p>
      <text:p text:style-name="P5">43 <text:s text:c="3"/>}</text:p>
      <text:p text:style-name="P5">44 <text:s/>}</text:p>
      <text:p text:style-name="P5"/>
      <text:p text:style-name="P5"/>
      <text:p text:style-name="P5">In line 16 the program creates a File object to represent the Numbers.txt file. In line 17, the if statement calls the file.exists() method. Notice the use of the ! operator. If the method returns false, indicating that the file does not exist, the code in lines 19 and 20 executes. Line 19 displays an error message, and line 20 calls the System.exit(0) method to shut the program down.</text:p>
      <text:p text:style-name="P5"/>
      <text:p text:style-name="P5">The previous example shows you how to make sure that a file exists before trying to open it for input. But, when you are opening a file for output, sometimes you want to make sure the file does not exist. When you use a PrintWriter object to open a file, the file will be erased if it already exists. If you do not want to erase the existing file, you have to check for its existence before creating the PrintWriter object. Code Listing 4-22 shows you how to use the File class’s exists method in this type of situation. This is a modification of the program you saw in Code Listing 4-17.</text:p>
      <text:p text:style-name="P5"/>
      <text:p text:style-name="P5">Code Listing 4-22 (FileWriteDemo2.java)</text:p>
      <text:p text:style-name="P5"><text:s/>1 <text:s/>import java.util.Scanner; <text:s text:c="5"/>// Needed for Scanner class</text:p>
      <text:p text:style-name="P5"><text:s/>2 <text:s/>import java.io.*; <text:s text:c="13"/>// Needed for File and IOException</text:p>
      <text:p text:style-name="P5"><text:s/>3 </text:p>
      <text:p text:style-name="P5"><text:s/>4 <text:s/>/**</text:p>
      <text:p text:style-name="P5"><text:s/>5 <text:s text:c="4"/>This program writes data to a file. It makes sure the</text:p>
      <text:p text:style-name="P5"><text:s/>6 <text:s text:c="4"/>specified file does not exist before opening it.</text:p>
      <text:p text:style-name="P5"><text:s/>7 <text:s/>*/</text:p>
      <text:p text:style-name="P5"><text:s/>8 </text:p>
      <text:p text:style-name="P5"><text:s/>9 <text:s/>public class FileWriteDemo2</text:p>
      <text:p text:style-name="P5">10 <text:s/>{</text:p>
      <text:p text:style-name="P5">11 <text:s text:c="4"/>public static void main(String[] args) throws IOException</text:p>
      <text:p text:style-name="P5">12 <text:s text:c="4"/>{</text:p>
      <text:p text:style-name="P5">13 <text:s text:c="7"/>String filename; <text:s text:c="8"/>// Filename</text:p>
      <text:p text:style-name="P5">14 <text:s text:c="7"/>String friendName; <text:s text:c="6"/>// Friend's name</text:p>
      <text:p text:style-name="P5">15 <text:s text:c="7"/>int numFriends; <text:s text:c="9"/>// Number of friends</text:p>
      <text:p text:style-name="P5"><text:soft-page-break/>16 </text:p>
      <text:p text:style-name="P5">17 <text:s text:c="7"/>// Create a Scanner object for keyboard input.</text:p>
      <text:p text:style-name="P5">18 <text:s text:c="7"/>Scanner keyboard = new Scanner(System.in);</text:p>
      <text:p text:style-name="P5">19 </text:p>
      <text:p text:style-name="P5">20 <text:s text:c="7"/>// Get the number of friends.</text:p>
      <text:p text:style-name="P5">21 <text:s text:c="7"/>System.out.print("How many friends do you have? ");</text:p>
      <text:p text:style-name="P5">22 <text:s text:c="7"/>numFriends = keyboard.nextInt();</text:p>
      <text:p text:style-name="P5">23 <text:s text:c="2"/></text:p>
      <text:p text:style-name="P5">24 <text:s text:c="7"/>// Consume the remaining newline character.</text:p>
      <text:p text:style-name="P5">25 <text:s text:c="7"/>keyboard.nextLine();</text:p>
      <text:p text:style-name="P5">26 </text:p>
      <text:p text:style-name="P5">27 <text:s text:c="7"/>// Get the filename.</text:p>
      <text:p text:style-name="P5">28 <text:s text:c="7"/>System.out.print("Enter the filename: ");</text:p>
      <text:p text:style-name="P5">29 <text:s text:c="7"/>filename = keyboard.nextLine();</text:p>
      <text:p text:style-name="P5">30 </text:p>
      <text:p text:style-name="P5">31 <text:s text:c="7"/>// Make sure the file does not exist.</text:p>
      <text:p text:style-name="P5">32 <text:s text:c="7"/>File file = new File(filename);</text:p>
      <text:p text:style-name="P5">33 <text:s text:c="7"/>if (file.exists())</text:p>
      <text:p text:style-name="P5">34 <text:s text:c="7"/>{</text:p>
      <text:p text:style-name="P5">35 <text:s text:c="10"/>System.out.println("The file " + filename +</text:p>
      <text:p text:style-name="P5">36 <text:s text:c="29"/>" already exists.");</text:p>
      <text:p text:style-name="P5">37 <text:s text:c="10"/>System.exit(0);</text:p>
      <text:p text:style-name="P5">38 <text:s text:c="7"/>}</text:p>
      <text:p text:style-name="P5">39 </text:p>
      <text:p text:style-name="P5">40 <text:s text:c="7"/>// Open the file.</text:p>
      <text:p text:style-name="P5">41 <text:s text:c="7"/>PrintWriter outputFile = new PrintWriter(file);</text:p>
      <text:p text:style-name="P5">42 </text:p>
      <text:p text:style-name="P5">43 <text:s text:c="7"/>// Get data and write it to the file.</text:p>
      <text:p text:style-name="P5">44 <text:s text:c="7"/>for (int i = 1; i &lt;= numFriends; i++)</text:p>
      <text:p text:style-name="P5">45 <text:s text:c="7"/>{</text:p>
      <text:p text:style-name="P5">46 <text:s text:c="10"/>// Get the name of a friend.</text:p>
      <text:p text:style-name="P5">47 <text:s text:c="7"/>System.out.print("Enter the name of friend " +</text:p>
      <text:p text:style-name="P5">48 <text:s text:c="24"/>"number " + i + ": ");</text:p>
      <text:p text:style-name="P5">49 <text:s text:c="7"/>friendName = keyboard.nextLine();</text:p>
      <text:p text:style-name="P5">50 </text:p>
      <text:p text:style-name="P5">51 <text:s text:c="7"/>// Write the name to the file.</text:p>
      <text:p text:style-name="P5">52 <text:s text:c="7"/>outputFile.println(friendName);</text:p>
      <text:p text:style-name="P5">53 <text:s text:c="5"/>}</text:p>
      <text:p text:style-name="P5">54 </text:p>
      <text:p text:style-name="P5">55 <text:s text:c="5"/>// Close the file.</text:p>
      <text:p text:style-name="P5">56 <text:s text:c="5"/>outputFile.close();</text:p>
      <text:p text:style-name="P5">57 <text:s text:c="5"/>System.out.println("Data written to the file.");</text:p>
      <text:p text:style-name="P5">58 <text:s text:c="3"/>}</text:p>
      <text:p text:style-name="P5">59 <text:s/>}</text:p>
      <text:p text:style-name="P5"/>
      <text:p text:style-name="P6">4.11:</text:p>
      <text:p text:style-name="P5">Random numbers are useful for lots of different programming tasks. The following are just a few examples.</text:p>
      <text:p text:style-name="P5"/>
      <text:p text:style-name="P5"><text:soft-page-break/>Random numbers are commonly used in games. For example, computer games that let the player roll dice use random numbers to represent the values of the dice. Programs that show cards being drawn from a shuffled deck use random numbers to represent the face values of the cards.</text:p>
      <text:p text:style-name="P5"/>
      <text:p text:style-name="P5">Random numbers are useful in simulation programs. In some simulations, the computer must randomly decide how a person, animal, insect, or other living being will behave. Formulas can be constructed in which a random number is used to determine various actions and events that take place in the program.</text:p>
      <text:p text:style-name="P5"/>
      <text:p text:style-name="P5">Random numbers are useful in statistical programs that must randomly select data for analysis.</text:p>
      <text:p text:style-name="P5"/>
      <text:p text:style-name="P5">Random numbers are commonly used in computer security to encrypt sensitive data.</text:p>
      <text:p text:style-name="P5"/>
      <text:p text:style-name="P5">The Java API provides a class named Random that you can use to generate random numbers. The class is part of the java.util package, so any program that uses it will need an import statement such as:</text:p>
      <text:p text:style-name="P5"/>
      <text:p text:style-name="P5">import java.util.Random;</text:p>
      <text:p text:style-name="P5">You create an object from the Random class with a statement such as this:</text:p>
      <text:p text:style-name="P5"/>
      <text:p text:style-name="P5">Random randomNumbers = new Random();</text:p>
      <text:p text:style-name="P5"/>
      <text:p text:style-name="P5">After this statement executes, the randomNumbers variable will reference a Random object. Once you have created a Random object, you can call its nextInt method to get a random integer number. The following code shows an example:</text:p>
      <text:p text:style-name="P5"/>
      <text:p text:style-name="P5">// Declare an int variable.</text:p>
      <text:p text:style-name="P5">int number;</text:p>
      <text:p text:style-name="P5">// Create a Random object.</text:p>
      <text:p text:style-name="P5">Random randomNumbers = new Random();</text:p>
      <text:p text:style-name="P5">// Get a random integer and assign it to number.</text:p>
      <text:p text:style-name="P5">number = randomNumbers.nextInt();</text:p>
      <text:p text:style-name="P5"/>
      <text:p text:style-name="P5">After this code executes, the number variable will contain a random integer. If you call the nextInt method with no arguments, as shown in this example, the returned integer is somewhere between </text:p>
      <text:p text:style-name="P5">−</text:p>
      <text:p text:style-name="P5">2</text:p>
      <text:p text:style-name="P5">,</text:p>
      <text:p text:style-name="P5">147</text:p>
      <text:p text:style-name="P5">,</text:p>
      <text:p text:style-name="P5">483</text:p>
      <text:p text:style-name="P5">,</text:p>
      <text:p text:style-name="P5">648</text:p>
      <text:p text:style-name="P5"><text:s/>and </text:p>
      <text:p text:style-name="P5">+</text:p>
      <text:p text:style-name="P5">2</text:p>
      <text:p text:style-name="P5">,</text:p>
      <text:p text:style-name="P5">147</text:p>
      <text:p text:style-name="P5">,</text:p>
      <text:p text:style-name="P5">483</text:p>
      <text:p text:style-name="P5">,</text:p>
      <text:p text:style-name="P5"><text:soft-page-break/>647</text:p>
      <text:p text:style-name="P5">.</text:p>
      <text:p text:style-name="P5"><text:s/>Alternatively, you can pass an argument that specifies an upper limit to the generated number’s range. In the following statement, the value assigned to number is somewhere between 0 and 99:</text:p>
      <text:p text:style-name="P5"/>
      <text:p text:style-name="P5">number = randomNumbers.nextInt(100);</text:p>
      <text:p text:style-name="P5"/>
      <text:p text:style-name="P5">You can add or subtract a value to shift the numeric range upward or downward. In the following statement, we call the nextInt method to get a random number in the range of 0 through 9, and then we add 1 to it. So, the number assigned to number will be somewhere in the range of 1 through 10:</text:p>
      <text:p text:style-name="P5"/>
      <text:p text:style-name="P5">number = randomNumbers.nextInt(10) + 1;</text:p>
      <text:p text:style-name="P5">The following statement shows another example. It assigns a random integer to number between </text:p>
      <text:p text:style-name="P5">−</text:p>
      <text:p text:style-name="P5">50</text:p>
      <text:p text:style-name="P5"><text:s/>and </text:p>
      <text:p text:style-name="P5">+</text:p>
      <text:p text:style-name="P5">49</text:p>
      <text:p text:style-name="P5">:</text:p>
      <text:p text:style-name="P5"/>
      <text:p text:style-name="P5">number = randomNumbers.nextInt(100) – 50</text:p>
      <text:p text:style-name="P5"/>
      <text:p text:style-name="P5">Table 4-1 Some of the Random class’s methods</text:p>
      <text:p text:style-name="P5">Method</text:p>
      <text:p text:style-name="P5"/>
      <text:p text:style-name="P5">Description</text:p>
      <text:p text:style-name="P5"/>
      <text:p text:style-name="P5">nextDouble()</text:p>
      <text:p text:style-name="P5"/>
      <text:p text:style-name="P5">Returns the next random number as a double. The number will be within the range of 0.0 through 1.0.</text:p>
      <text:p text:style-name="P5"/>
      <text:p text:style-name="P5">nextFloat()</text:p>
      <text:p text:style-name="P5"/>
      <text:p text:style-name="P5">Returns the next random number as a float. The number will be within the range of 0.0 through 1.0.</text:p>
      <text:p text:style-name="P5"/>
      <text:p text:style-name="P5">nextInt()</text:p>
      <text:p text:style-name="P5"/>
      <text:p text:style-name="P5">Returns the next random number as an int. The number will be within the range of an int, which is </text:p>
      <text:p text:style-name="P5">−</text:p>
      <text:p text:style-name="P5">2</text:p>
      <text:p text:style-name="P5">,</text:p>
      <text:p text:style-name="P5">147</text:p>
      <text:p text:style-name="P5">,</text:p>
      <text:p text:style-name="P5">483</text:p>
      <text:p text:style-name="P5">,</text:p>
      <text:p text:style-name="P5">648</text:p>
      <text:p text:style-name="P5"><text:s/>to </text:p>
      <text:p text:style-name="P5">+</text:p>
      <text:p text:style-name="P5">2</text:p>
      <text:p text:style-name="P5"><text:soft-page-break/>,</text:p>
      <text:p text:style-name="P5">147</text:p>
      <text:p text:style-name="P5">,</text:p>
      <text:p text:style-name="P5">483</text:p>
      <text:p text:style-name="P5">,</text:p>
      <text:p text:style-name="P5">648</text:p>
      <text:p text:style-name="P5">.</text:p>
      <text:p text:style-name="P5"/>
      <text:p text:style-name="P5">nextInt(int n)</text:p>
      <text:p text:style-name="P5"/>
      <text:p text:style-name="P5">This method accepts an integer argument, n. It returns a random number as an int. The number will be within the range of 0 through n.</text:p>
      <text:p text:style-name="P5"/>
      <text:p text:style-name="P5">nextLong()</text:p>
      <text:p text:style-name="P5"/>
      <text:p text:style-name="P5">Returns the next random number as a long. The number will be within the range of a long, which is </text:p>
      <text:p text:style-name="P5">−</text:p>
      <text:p text:style-name="P5">9</text:p>
      <text:p text:style-name="P5">,</text:p>
      <text:p text:style-name="P5">223</text:p>
      <text:p text:style-name="P5">,</text:p>
      <text:p text:style-name="P5">372</text:p>
      <text:p text:style-name="P5">,</text:p>
      <text:p text:style-name="P5">036</text:p>
      <text:p text:style-name="P5">,</text:p>
      <text:p text:style-name="P5">854</text:p>
      <text:p text:style-name="P5">,</text:p>
      <text:p text:style-name="P5">775</text:p>
      <text:p text:style-name="P5">,</text:p>
      <text:p text:style-name="P5">808</text:p>
      <text:p text:style-name="P5"><text:s/>to </text:p>
      <text:p text:style-name="P5"/>
      <text:p text:style-name="P5">Code Listing 4-23 (MathTutor.java)</text:p>
      <text:p text:style-name="P5"><text:s/>1 <text:s/>import java.util.Scanner; <text:s text:c="3"/>// Needed for the Scanner class</text:p>
      <text:p text:style-name="P5"><text:s/>2 <text:s/>import java.util.Random; <text:s text:c="4"/>// Needed for the Random class</text:p>
      <text:p text:style-name="P5"><text:s/>3 </text:p>
      <text:p text:style-name="P5"><text:s/>4 <text:s/>/**</text:p>
      <text:p text:style-name="P5"><text:s/>5 <text:s text:c="4"/>This program demonstrates the Random class.</text:p>
      <text:p text:style-name="P5"><text:s/>6 <text:s/>*/</text:p>
      <text:p text:style-name="P5"><text:s/>7 </text:p>
      <text:p text:style-name="P5"><text:s/>8 <text:s/>public class MathTutor</text:p>
      <text:p text:style-name="P5"><text:s/>9 <text:s/>{</text:p>
      <text:p text:style-name="P5">10 <text:s text:c="3"/>public static void main(String[] args)</text:p>
      <text:p text:style-name="P5">11 <text:s text:c="3"/>{</text:p>
      <text:p text:style-name="P5">12 <text:s text:c="6"/>int number1; <text:s text:c="7"/>// A number</text:p>
      <text:p text:style-name="P5">13 <text:s text:c="6"/>int number2; <text:s text:c="7"/>// Another number</text:p>
      <text:p text:style-name="P5">14 <text:s text:c="6"/>int sum; <text:s text:c="11"/>// The sum of the numbers</text:p>
      <text:p text:style-name="P5">15 <text:s text:c="6"/>int userAnswer; <text:s text:c="4"/>// The user's answer</text:p>
      <text:p text:style-name="P5">16 </text:p>
      <text:p text:style-name="P5"><text:soft-page-break/>17 <text:s text:c="6"/>// Create a Scanner object for keyboard input.</text:p>
      <text:p text:style-name="P5">18 <text:s text:c="6"/>Scanner keyboard = new Scanner(System.in);</text:p>
      <text:p text:style-name="P5">19 </text:p>
      <text:p text:style-name="P5">20 <text:s text:c="6"/>// Create a Random class object.</text:p>
      <text:p text:style-name="P5">21 <text:s text:c="6"/>Random randomNumbers = new Random();</text:p>
      <text:p text:style-name="P5">22</text:p>
      <text:p text:style-name="P5">23 <text:s text:c="6"/>// Get two random numbers.</text:p>
      <text:p text:style-name="P5">24 <text:s text:c="6"/>number1 = randomNumbers.nextInt(100);</text:p>
      <text:p text:style-name="P5">25 <text:s text:c="6"/>number2 = randomNumbers.nextInt(100);</text:p>
      <text:p text:style-name="P5">26 </text:p>
      <text:p text:style-name="P5">27 <text:s text:c="6"/>// Display an addition problem.</text:p>
      <text:p text:style-name="P5">28 <text:s text:c="6"/>System.out.println("What is the answer to the " +</text:p>
      <text:p text:style-name="P5">29 <text:s text:c="25"/>"following problem?");</text:p>
      <text:p text:style-name="P5">30 <text:s text:c="6"/>System.out.print(number1 + " + " +</text:p>
      <text:p text:style-name="P5">31 <text:s text:c="23"/>number2 + " = ? ");</text:p>
      <text:p text:style-name="P5">32 </text:p>
      <text:p text:style-name="P5">33 <text:s text:c="6"/>// Calculate the answer.</text:p>
      <text:p text:style-name="P5">34 <text:s text:c="6"/>sum = number1 + number2;</text:p>
      <text:p text:style-name="P5">35 </text:p>
      <text:p text:style-name="P5">36 <text:s text:c="6"/>// Get the user's answer.</text:p>
      <text:p text:style-name="P5">37 <text:s text:c="6"/>userAnswer = keyboard.nextInt();</text:p>
      <text:p text:style-name="P5">38 </text:p>
      <text:p text:style-name="P5">39 <text:s text:c="6"/>// Display the user's results.</text:p>
      <text:p text:style-name="P5">40 <text:s text:c="6"/>if (userAnswer == sum)</text:p>
      <text:p text:style-name="P5">41 <text:s text:c="9"/>System.out.println("Correct!");</text:p>
      <text:p text:style-name="P5">42 <text:s text:c="6"/>else</text:p>
      <text:p text:style-name="P5">43 <text:s text:c="6"/>{</text:p>
      <text:p text:style-name="P5">44 <text:s text:c="8"/>System.out.println("Sorry, wrong answer. " +</text:p>
      <text:p text:style-name="P5">45 <text:s text:c="27"/>"The correct answer is " +</text:p>
      <text:p text:style-name="P5">46 <text:s text:c="28"/>sum);</text:p>
      <text:p text:style-name="P5">47 <text:s text:c="6"/>}</text:p>
      <text:p text:style-name="P5">48 <text:s text:c="3"/>}</text:p>
      <text:p text:style-name="P5">49 <text:s/>}</text:p>
      <text:p text:style-name="P5"/>
      <text:p text:style-name="P5">1 <text:s/>import java.util.Scanner;</text:p>
      <text:p text:style-name="P5"><text:s/>2 <text:s/>import java.util.Random;</text:p>
      <text:p text:style-name="P5"><text:s/>3 </text:p>
      <text:p text:style-name="P5"><text:s/>4 <text:s/>/**</text:p>
      <text:p text:style-name="P5"><text:s/>5 <text:s text:c="4"/>This program simulates the rolling of dice.</text:p>
      <text:p text:style-name="P5"><text:s/>6 <text:s/>*/</text:p>
      <text:p text:style-name="P5"><text:s/>7 </text:p>
      <text:p text:style-name="P5"><text:s/>8 <text:s/>public class RollDice</text:p>
      <text:p text:style-name="P5"><text:s/>9 <text:s/>{</text:p>
      <text:p text:style-name="P5">10 <text:s text:c="3"/>public static void main(String[] args)</text:p>
      <text:p text:style-name="P5">11 <text:s text:c="3"/>{</text:p>
      <text:p text:style-name="P5">12 <text:s text:c="5"/>String again = "y"; <text:s text:c="3"/>// To control the loop</text:p>
      <text:p text:style-name="P5">13 <text:s text:c="5"/>int die1; <text:s text:c="13"/>// To hold the value of die #1</text:p>
      <text:p text:style-name="P5">14 <text:s text:c="5"/>int die2; <text:s text:c="13"/>// to hold the value of die #2</text:p>
      <text:p text:style-name="P5">15 </text:p>
      <text:p text:style-name="P5"><text:soft-page-break/>16 <text:s text:c="5"/>// Create a Scanner object to read keyboard input.</text:p>
      <text:p text:style-name="P5">17 <text:s text:c="5"/>Scanner keyboard = new Scanner(System.in);</text:p>
      <text:p text:style-name="P5">18 </text:p>
      <text:p text:style-name="P5">19 <text:s text:c="5"/>// Create a Random object to generate random numbers.</text:p>
      <text:p text:style-name="P5">20 <text:s text:c="5"/>Random rand = new Random();</text:p>
      <text:p text:style-name="P5">21 </text:p>
      <text:p text:style-name="P5">22 <text:s text:c="5"/>// Simulate rolling the dice.</text:p>
      <text:p text:style-name="P5">23 <text:s text:c="5"/>while (again.equalsIgnoreCase("y"))</text:p>
      <text:p text:style-name="P5">24 <text:s text:c="5"/>{</text:p>
      <text:p text:style-name="P5">25 <text:s text:c="8"/>System.out.println("Rolling the dice . . . ");</text:p>
      <text:p text:style-name="P5">26 <text:s text:c="8"/>die1 = rand.nextInt(6) + 1;</text:p>
      <text:p text:style-name="P5">27 <text:s text:c="8"/>die2 = rand.nextInt(6) + 1;</text:p>
      <text:p text:style-name="P5">28 <text:s text:c="8"/>System.out.println("Their values are:");</text:p>
      <text:p text:style-name="P5">29 <text:s text:c="8"/>System.out.println(die1 + " " + die2);</text:p>
      <text:p text:style-name="P5">30 </text:p>
      <text:p text:style-name="P5">31 <text:s text:c="8"/>System.out.print("Roll them again (y = yes)? ");</text:p>
      <text:p text:style-name="P5">32 <text:s text:c="8"/>again = keyboard.nextLine();</text:p>
      <text:p text:style-name="P5">33 <text:s text:c="5"/>}</text:p>
      <text:p text:style-name="P5">34 <text:s text:c="3"/>}</text:p>
      <text:p text:style-name="P5">35 <text:s/>}</text:p>
      <text:p text:style-name="P5"/>
      <text:p text:style-name="P5">4.12 Common Errors to Avoid</text:p>
      <text:p text:style-name="P5">The following list describes several errors that are commonly committed when learning this chapter’s topics.</text:p>
      <text:p text:style-name="P5"/>
      <text:p text:style-name="P5">Using the increment or decrement operator in the wrong mode. When the increment or decrement operator is placed in front of (to the left of) its operand, it is used in prefix mode. When either of these operators is placed behind (to the right of) its operand, it is used in postfix mode.</text:p>
      <text:p text:style-name="P5"/>
      <text:p text:style-name="P5">Forgetting to enclose the boolean expression in a while loop or a do-while loop inside parentheses.</text:p>
      <text:p text:style-name="P5"/>
      <text:p text:style-name="P5">Placing a semicolon at the end of a while or for loop’s header. When you write a semicolon at the end of a while or for loop’s header, Java assumes that the conditionally executed statement is a null or empty statement. This usually results in an infinite loop.</text:p>
      <text:p text:style-name="P5"/>
      <text:p text:style-name="P5">Forgetting to write the semicolon at the end of the do-while loop. The do-while loop must be terminated with a semicolon.</text:p>
      <text:p text:style-name="P5"/>
      <text:p text:style-name="P5">Forgetting to enclose multiple statements in the body of a loop in braces. Normally a loop conditionally executes only one statement. To conditionally execute more than one statement, you must place the statements in braces.</text:p>
      <text:p text:style-name="P5"/>
      <text:p text:style-name="P5">Using commas instead of semicolons to separate the initialization, test, and update expressions in a for loop.</text:p>
      <text:p text:style-name="P5"/>
      <text:p text:style-name="P5">Forgetting to write code in the body of a while or do-while loop that modifies the loop control variable. If a while or do-while loop’s boolean expression never becomes false, the loop will repeat indefinitely. You must have code in the body of the loop that modifies the loop control variable so that the boolean expression will at some point become false.</text:p>
      <text:p text:style-name="P5"><text:soft-page-break/></text:p>
      <text:p text:style-name="P5">Using a sentinel value that can also be a valid data value. Remember, a sentinel is a special value that cannot be mistaken as a member of a list of data items and signals that there are no more data items from the list to be processed. If you choose as a sentinel a value that might also appear in the list, the loop will prematurely terminate if it encounters the value in the list.</text:p>
      <text:p text:style-name="P5"/>
      <text:p text:style-name="P5">Forgetting to initialize an accumulator to zero. In order for an accumulator to keep a correct running total, it must be initialized to zero before any values are added to it.</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9T17:24:43.209000000</meta:creation-date>
    <dc:date>2023-01-29T20:19:42.533000000</dc:date>
    <meta:editing-duration>PT1H54M33S</meta:editing-duration>
    <meta:editing-cycles>2</meta:editing-cycles>
    <meta:generator>LibreOffice/7.4.0.3$Windows_X86_64 LibreOffice_project/f85e47c08ddd19c015c0114a68350214f7066f5a</meta:generator>
    <meta:document-statistic meta:table-count="0" meta:image-count="0" meta:object-count="0" meta:page-count="29" meta:paragraph-count="1037" meta:word-count="8344" meta:character-count="51126" meta:non-whitespace-character-count="39352"/>
  </office:meta>
</office:document-meta>
</file>